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"id": 1,</text:p>
      <text:p text:style-name="Standard"><text:s text:c="4"/>"nemo": "HOME",</text:p>
      <text:p text:style-name="Standard"><text:s text:c="4"/>"icon": "",</text:p>
      <text:p text:style-name="Standard"><text:s text:c="4"/>"floors": [</text:p>
      <text:p text:style-name="Standard"><text:s text:c="8"/>{</text:p>
      <text:p text:style-name="Standard"><text:s text:c="12"/>"id": 1,</text:p>
      <text:p text:style-name="Standard"><text:s text:c="12"/>"nemo": "Planta Primera",</text:p>
      <text:p text:style-name="Standard"><text:s text:c="12"/>"icon": "fas fa-tv",</text:p>
      <text:p text:style-name="Standard"><text:s text:c="12"/>"groups": [],</text:p>
      <text:p text:style-name="Standard"><text:s text:c="12"/>"rooms": [</text:p>
      <text:p text:style-name="Standard"><text:s text:c="16"/>{</text:p>
      <text:p text:style-name="Standard"><text:s text:c="20"/>"model": 2,</text:p>
      <text:p text:style-name="Standard"><text:s text:c="20"/>"id": 1,</text:p>
      <text:p text:style-name="Standard"><text:s text:c="20"/>"nemo": "Sala Estar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1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1,</text:p>
      <text:p text:style-name="Standard"><text:s text:c="28"/>"nemo": "Focos techo",</text:p>
      <text:p text:style-name="Standard"><text:s text:c="28"/>"status": 0,</text:p>
      <text:p text:style-name="Standard"><text:s text:c="28"/>"intensity": 7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2,</text:p>
      <text:p text:style-name="Standard"><text:s text:c="28"/>"nemo": "Led Fosa Sala Estar",</text:p>
      <text:p text:style-name="Standard"><text:s text:c="28"/>"status": 0,</text:p>
      <text:p text:style-name="Standard"><text:s text:c="28"/>"intensity": 14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3,</text:p>
      <text:p text:style-name="Standard"><text:s text:c="28"/>"nemo": "Led Fosa Distribuidor",</text:p>
      <text:p text:style-name="Standard"><text:s text:c="28"/>"status": 0,</text:p>
      <text:p text:style-name="Standard"><text:s text:c="28"/>"intensity": 23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56,</text:p>
      <text:p text:style-name="Standard"><text:s text:c="28"/>"nemo": "Led Fosa Sala Estar",</text:p>
      <text:p text:style-name="Standard"><text:s text:c="28"/>"status": 0,</text:p>
      <text:p text:style-name="Standard"><text:s text:c="28"/>"intensity": 8,</text:p>
      <text:p text:style-name="Standard"><text:s text:c="28"/>"color": "228,4,4",</text:p>
      <text:p text:style-name="Standard"><text:soft-page-break/><text:s text:c="28"/>"temperature": -1</text:p>
      <text:p text:style-name="Standard"><text:s text:c="24"/>}</text:p>
      <text:p text:style-name="Standard"><text:s text:c="20"/>],</text:p>
      <text:p text:style-name="Standard"><text:s text:c="20"/>"climate": [</text:p>
      <text:p text:style-name="Standard"><text:s text:c="24"/>{</text:p>
      <text:p text:style-name="Standard"><text:s text:c="28"/>"id": 2,</text:p>
      <text:p text:style-name="Standard"><text:s text:c="28"/>"status": 0,</text:p>
      <text:p text:style-name="Standard"><text:s text:c="28"/>"nemo": "Sala Estar",</text:p>
      <text:p text:style-name="Standard"><text:s text:c="28"/>"temperature": 22,</text:p>
      <text:p text:style-name="Standard"><text:s text:c="28"/>"value": 22,</text:p>
      <text:p text:style-name="Standard"><text:s text:c="28"/>"humidity": 0,</text:p>
      <text:p text:style-name="Standard"><text:s text:c="28"/>"co2": 0</text:p>
      <text:p text:style-name="Standard"><text:s text:c="24"/>}</text:p>
      <text:p text:style-name="Standard"><text:s text:c="20"/>],</text:p>
      <text:p text:style-name="Standard"><text:s text:c="20"/>"climateStatus": 0,</text:p>
      <text:p text:style-name="Standard"><text:s text:c="20"/>"temperature": 22,</text:p>
      <text:p text:style-name="Standard"><text:s text:c="20"/>"humidity": 0,</text:p>
      <text:p text:style-name="Standard"><text:s text:c="20"/>"co2": 0,</text:p>
      <text:p text:style-name="Standard"><text:s text:c="20"/>"value": 22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5,</text:p>
      <text:p text:style-name="Standard"><text:s text:c="32"/>"nemo": "Apagar",</text:p>
      <text:p text:style-name="Standard"><text:s text:c="32"/>"status": 1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1",</text:p>
      <text:p text:style-name="Standard"><text:s text:c="40"/>"nemo": "Focos tech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oft-page-break/><text:s text:c="40"/>"id": "2",</text:p>
      <text:p text:style-name="Standard"><text:s text:c="40"/>"nemo": "Led Fosa Sala Estar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3",</text:p>
      <text:p text:style-name="Standard"><text:s text:c="40"/>"nemo": "Led Fosa Distribuidor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6",</text:p>
      <text:p text:style-name="Standard"><text:s text:c="40"/>"nemo": "Led Fosa Sala Estar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1",</text:p>
      <text:p text:style-name="Standard"><text:s text:c="40"/>"nemo": "Focos tech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2",</text:p>
      <text:p text:style-name="Standard"><text:s text:c="40"/>"nemo": "Led Fosa Sala Estar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3",</text:p>
      <text:p text:style-name="Standard"><text:s text:c="40"/>"nemo": "Led Fosa Distribuidor",</text:p>
      <text:p text:style-name="Standard"><text:s text:c="40"/>"status": "1",</text:p>
      <text:p text:style-name="Standard"><text:s text:c="40"/>"intensity": "100",</text:p>
      <text:p text:style-name="Standard"><text:soft-page-break/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6",</text:p>
      <text:p text:style-name="Standard"><text:s text:c="40"/>"nemo": "Led Fosa Sala Estar",</text:p>
      <text:p text:style-name="Standard"><text:s text:c="40"/>"status": "1",</text:p>
      <text:p text:style-name="Standard"><text:s text:c="40"/>"intensity": "10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51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1",</text:p>
      <text:p text:style-name="Standard"><text:s text:c="40"/>"nemo": "Focos tech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2",</text:p>
      <text:p text:style-name="Standard"><text:s text:c="40"/>"nemo": "Led Fosa Sala Estar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3",</text:p>
      <text:p text:style-name="Standard"><text:s text:c="40"/>"nemo": "Led Fosa Distribuidor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6",</text:p>
      <text:p text:style-name="Standard"><text:s text:c="40"/>"nemo": "Led Fosa Sala Estar",</text:p>
      <text:p text:style-name="Standard"><text:s text:c="40"/>"status": "1",</text:p>
      <text:p text:style-name="Standard"><text:s text:c="40"/>"intensity": "7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oft-page-break/><text:s text:c="28"/>},</text:p>
      <text:p text:style-name="Standard"><text:s text:c="28"/>{</text:p>
      <text:p text:style-name="Standard"><text:s text:c="32"/>"id": 52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",</text:p>
      <text:p text:style-name="Standard"><text:s text:c="40"/>"nemo": "Focos tech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2",</text:p>
      <text:p text:style-name="Standard"><text:s text:c="40"/>"nemo": "Led Fosa Sala Estar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3",</text:p>
      <text:p text:style-name="Standard"><text:s text:c="40"/>"nemo": "Led Fosa Distribuidor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6",</text:p>
      <text:p text:style-name="Standard"><text:s text:c="40"/>"nemo": "Led Fosa Sala Estar",</text:p>
      <text:p text:style-name="Standard"><text:s text:c="40"/>"status": "1",</text:p>
      <text:p text:style-name="Standard"><text:s text:c="40"/>"intensity": "5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53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",</text:p>
      <text:p text:style-name="Standard"><text:s text:c="40"/>"nemo": "Focos techo",</text:p>
      <text:p text:style-name="Standard"><text:s text:c="40"/>"status": "1",</text:p>
      <text:p text:style-name="Standard"><text:s text:c="40"/>"intensity": "40",</text:p>
      <text:p text:style-name="Standard"><text:soft-page-break/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2",</text:p>
      <text:p text:style-name="Standard"><text:s text:c="40"/>"nemo": "Led Fosa Sala Estar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3",</text:p>
      <text:p text:style-name="Standard"><text:s text:c="40"/>"nemo": "Led Fosa Distribuidor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6",</text:p>
      <text:p text:style-name="Standard"><text:s text:c="40"/>"nemo": "Led Fosa Sala Estar",</text:p>
      <text:p text:style-name="Standard"><text:s text:c="40"/>"status": "1",</text:p>
      <text:p text:style-name="Standard"><text:s text:c="40"/>"intensity": "4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54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",</text:p>
      <text:p text:style-name="Standard"><text:s text:c="40"/>"nemo": "Focos tech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2",</text:p>
      <text:p text:style-name="Standard"><text:s text:c="40"/>"nemo": "Led Fosa Sala Estar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oft-page-break/><text:s text:c="40"/>"id": "3",</text:p>
      <text:p text:style-name="Standard"><text:s text:c="40"/>"nemo": "Led Fosa Distribuidor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6",</text:p>
      <text:p text:style-name="Standard"><text:s text:c="40"/>"nemo": "Led Fosa Sala Estar",</text:p>
      <text:p text:style-name="Standard"><text:s text:c="40"/>"status": "1",</text:p>
      <text:p text:style-name="Standard"><text:s text:c="40"/>"intensity": "3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2,</text:p>
      <text:p text:style-name="Standard"><text:s text:c="20"/>"nemo": "Habitacion Principal",</text:p>
      <text:p text:style-name="Standard"><text:s text:c="20"/>"image": "",</text:p>
      <text:p text:style-name="Standard"><text:s text:c="20"/>"lightStatus": 1,</text:p>
      <text:p text:style-name="Standard"><text:s text:c="20"/>"intensityEnabled": 1,</text:p>
      <text:p text:style-name="Standard"><text:s text:c="20"/>"colorEnabled": 1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12,</text:p>
      <text:p text:style-name="Standard"><text:s text:c="28"/>"nemo": "Led Cabecero",</text:p>
      <text:p text:style-name="Standard"><text:s text:c="28"/>"status": 1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13,</text:p>
      <text:p text:style-name="Standard"><text:s text:c="28"/>"nemo": "Led Bajo Cama",</text:p>
      <text:p text:style-name="Standard"><text:s text:c="28"/>"status": 1,</text:p>
      <text:p text:style-name="Standard"><text:soft-page-break/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14,</text:p>
      <text:p text:style-name="Standard"><text:s text:c="28"/>"nemo": "Led Fosa Tech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57,</text:p>
      <text:p text:style-name="Standard"><text:s text:c="28"/>"nemo": "Led Fosa Techo",</text:p>
      <text:p text:style-name="Standard"><text:s text:c="28"/>"status": 0,</text:p>
      <text:p text:style-name="Standard"><text:s text:c="28"/>"intensity": 100,</text:p>
      <text:p text:style-name="Standard"><text:s text:c="28"/>"color": "255,135,15"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[</text:p>
      <text:p text:style-name="Standard"><text:s text:c="24"/>{</text:p>
      <text:p text:style-name="Standard"><text:s text:c="28"/>"id": 1,</text:p>
      <text:p text:style-name="Standard"><text:s text:c="28"/>"status": 0,</text:p>
      <text:p text:style-name="Standard"><text:s text:c="28"/>"nemo": "Habitacion Principal",</text:p>
      <text:p text:style-name="Standard"><text:s text:c="28"/>"temperature": 22,</text:p>
      <text:p text:style-name="Standard"><text:s text:c="28"/>"value": 22,</text:p>
      <text:p text:style-name="Standard"><text:s text:c="28"/>"humidity": 0,</text:p>
      <text:p text:style-name="Standard"><text:s text:c="28"/>"co2": 0</text:p>
      <text:p text:style-name="Standard"><text:s text:c="24"/>}</text:p>
      <text:p text:style-name="Standard"><text:s text:c="20"/>],</text:p>
      <text:p text:style-name="Standard"><text:s text:c="20"/>"climateStatus": 0,</text:p>
      <text:p text:style-name="Standard"><text:s text:c="20"/>"temperature": 22,</text:p>
      <text:p text:style-name="Standard"><text:s text:c="20"/>"humidity": 0,</text:p>
      <text:p text:style-name="Standard"><text:s text:c="20"/>"co2": 0,</text:p>
      <text:p text:style-name="Standard"><text:s text:c="20"/>"value": 22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1,</text:p>
      <text:p text:style-name="Standard"><text:s text:c="20"/>"louvers": [</text:p>
      <text:p text:style-name="Standard"><text:s text:c="24"/>{</text:p>
      <text:p text:style-name="Standard"><text:s text:c="28"/>"id": 1,</text:p>
      <text:p text:style-name="Standard"><text:s text:c="28"/>"nemo": "Persiana Central",</text:p>
      <text:p text:style-name="Standard"><text:s text:c="28"/>"position": 0,</text:p>
      <text:p text:style-name="Standard"><text:s text:c="28"/>"dim": 1</text:p>
      <text:p text:style-name="Standard"><text:soft-page-break/><text:s text:c="24"/>},</text:p>
      <text:p text:style-name="Standard"><text:s text:c="24"/>{</text:p>
      <text:p text:style-name="Standard"><text:s text:c="28"/>"id": 2,</text:p>
      <text:p text:style-name="Standard"><text:s text:c="28"/>"nemo": "Persiana Derecha",</text:p>
      <text:p text:style-name="Standard"><text:s text:c="28"/>"position": 0,</text:p>
      <text:p text:style-name="Standard"><text:s text:c="28"/>"dim": 1</text:p>
      <text:p text:style-name="Standard"><text:s text:c="24"/>},</text:p>
      <text:p text:style-name="Standard"><text:s text:c="24"/>{</text:p>
      <text:p text:style-name="Standard"><text:s text:c="28"/>"id": 3,</text:p>
      <text:p text:style-name="Standard"><text:s text:c="28"/>"nemo": "Persiana Izquierda",</text:p>
      <text:p text:style-name="Standard"><text:s text:c="28"/>"position": 0,</text:p>
      <text:p text:style-name="Standard"><text:s text:c="28"/>"dim": 1</text:p>
      <text:p text:style-name="Standard"><text:s text:c="24"/>}</text:p>
      <text:p text:style-name="Standard"><text:s text:c="20"/>]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7,</text:p>
      <text:p text:style-name="Standard"><text:s text:c="32"/>"nemo": "Apagar",</text:p>
      <text:p text:style-name="Standard"><text:s text:c="32"/>"status": 0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12",</text:p>
      <text:p text:style-name="Standard"><text:s text:c="40"/>"nemo": "Led Cabecer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3",</text:p>
      <text:p text:style-name="Standard"><text:s text:c="40"/>"nemo": "Led Bajo Cama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4",</text:p>
      <text:p text:style-name="Standard"><text:s text:c="40"/>"nemo": "Led Fosa Tech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57",</text:p>
      <text:p text:style-name="Standard"><text:s text:c="40"/>"nemo": "Led Fosa Tech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8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12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3",</text:p>
      <text:p text:style-name="Standard"><text:s text:c="40"/>"nemo": "Led Bajo Cam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4",</text:p>
      <text:p text:style-name="Standard"><text:s text:c="40"/>"nemo": "Led Fosa Tech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7",</text:p>
      <text:p text:style-name="Standard"><text:s text:c="40"/>"nemo": "Led Fosa Techo",</text:p>
      <text:p text:style-name="Standard"><text:s text:c="40"/>"status": "1",</text:p>
      <text:p text:style-name="Standard"><text:s text:c="40"/>"intensity": "10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55,</text:p>
      <text:p text:style-name="Standard"><text:soft-page-break/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12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3",</text:p>
      <text:p text:style-name="Standard"><text:s text:c="40"/>"nemo": "Led Bajo Cam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4",</text:p>
      <text:p text:style-name="Standard"><text:s text:c="40"/>"nemo": "Led Fosa Tech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7",</text:p>
      <text:p text:style-name="Standard"><text:s text:c="40"/>"nemo": "Led Fosa Techo",</text:p>
      <text:p text:style-name="Standard"><text:s text:c="40"/>"status": "1",</text:p>
      <text:p text:style-name="Standard"><text:s text:c="40"/>"intensity": "7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56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2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13",</text:p>
      <text:p text:style-name="Standard"><text:s text:c="40"/>"nemo": "Led Bajo Cam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4",</text:p>
      <text:p text:style-name="Standard"><text:s text:c="40"/>"nemo": "Led Fosa Tech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7",</text:p>
      <text:p text:style-name="Standard"><text:s text:c="40"/>"nemo": "Led Fosa Techo",</text:p>
      <text:p text:style-name="Standard"><text:s text:c="40"/>"status": "1",</text:p>
      <text:p text:style-name="Standard"><text:s text:c="40"/>"intensity": "5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57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2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3",</text:p>
      <text:p text:style-name="Standard"><text:s text:c="40"/>"nemo": "Led Bajo Cam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4",</text:p>
      <text:p text:style-name="Standard"><text:s text:c="40"/>"nemo": "Led Fosa Techo",</text:p>
      <text:p text:style-name="Standard"><text:s text:c="40"/>"status": "1",</text:p>
      <text:p text:style-name="Standard"><text:soft-page-break/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7",</text:p>
      <text:p text:style-name="Standard"><text:s text:c="40"/>"nemo": "Led Fosa Techo",</text:p>
      <text:p text:style-name="Standard"><text:s text:c="40"/>"status": "1",</text:p>
      <text:p text:style-name="Standard"><text:s text:c="40"/>"intensity": "4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58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2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3",</text:p>
      <text:p text:style-name="Standard"><text:s text:c="40"/>"nemo": "Led Bajo Cam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4",</text:p>
      <text:p text:style-name="Standard"><text:s text:c="40"/>"nemo": "Led Fosa Tech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7",</text:p>
      <text:p text:style-name="Standard"><text:s text:c="40"/>"nemo": "Led Fosa Techo",</text:p>
      <text:p text:style-name="Standard"><text:s text:c="40"/>"status": "1",</text:p>
      <text:p text:style-name="Standard"><text:s text:c="40"/>"intensity": "3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oft-page-break/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3,</text:p>
      <text:p text:style-name="Standard"><text:s text:c="20"/>"nemo": "Baño Hab.Principal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7,</text:p>
      <text:p text:style-name="Standard"><text:s text:c="28"/>"nemo": "Led ducha",</text:p>
      <text:p text:style-name="Standard"><text:s text:c="28"/>"status": 0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8,</text:p>
      <text:p text:style-name="Standard"><text:s text:c="28"/>"nemo": "Led Lavabo",</text:p>
      <text:p text:style-name="Standard"><text:s text:c="28"/>"status": 0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9,</text:p>
      <text:p text:style-name="Standard"><text:s text:c="28"/>"nemo": "Led Espejo Lavab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10,</text:p>
      <text:p text:style-name="Standard"><text:s text:c="28"/>"nemo": "Focos Techo Inodoro",</text:p>
      <text:p text:style-name="Standard"><text:soft-page-break/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[</text:p>
      <text:p text:style-name="Standard"><text:s text:c="24"/>{</text:p>
      <text:p text:style-name="Standard"><text:s text:c="28"/>"id": 4,</text:p>
      <text:p text:style-name="Standard"><text:s text:c="28"/>"status": 0,</text:p>
      <text:p text:style-name="Standard"><text:s text:c="28"/>"nemo": "Baño Habitacion Principal",</text:p>
      <text:p text:style-name="Standard"><text:s text:c="28"/>"temperature": 22,</text:p>
      <text:p text:style-name="Standard"><text:s text:c="28"/>"value": 22,</text:p>
      <text:p text:style-name="Standard"><text:s text:c="28"/>"humidity": 0,</text:p>
      <text:p text:style-name="Standard"><text:s text:c="28"/>"co2": 0</text:p>
      <text:p text:style-name="Standard"><text:s text:c="24"/>}</text:p>
      <text:p text:style-name="Standard"><text:s text:c="20"/>],</text:p>
      <text:p text:style-name="Standard"><text:s text:c="20"/>"climateStatus": 0,</text:p>
      <text:p text:style-name="Standard"><text:s text:c="20"/>"temperature": 22,</text:p>
      <text:p text:style-name="Standard"><text:s text:c="20"/>"humidity": 0,</text:p>
      <text:p text:style-name="Standard"><text:s text:c="20"/>"co2": 0,</text:p>
      <text:p text:style-name="Standard"><text:s text:c="20"/>"value": 22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9,</text:p>
      <text:p text:style-name="Standard"><text:s text:c="32"/>"nemo": "Apagar",</text:p>
      <text:p text:style-name="Standard"><text:s text:c="32"/>"status": 1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7",</text:p>
      <text:p text:style-name="Standard"><text:s text:c="40"/>"nemo": "Led ducha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oft-page-break/><text:s text:c="40"/>"temperature": "-1"</text:p>
      <text:p text:style-name="Standard"><text:s text:c="36"/>},</text:p>
      <text:p text:style-name="Standard"><text:s text:c="36"/>{</text:p>
      <text:p text:style-name="Standard"><text:s text:c="40"/>"id": "8",</text:p>
      <text:p text:style-name="Standard"><text:s text:c="40"/>"nemo": "Led Lavab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9",</text:p>
      <text:p text:style-name="Standard"><text:s text:c="40"/>"nemo": "Led Espejo Lavab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0",</text:p>
      <text:p text:style-name="Standard"><text:s text:c="40"/>"nemo": "Focos Techo Inodor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0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7",</text:p>
      <text:p text:style-name="Standard"><text:s text:c="40"/>"nemo": "Led duch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",</text:p>
      <text:p text:style-name="Standard"><text:s text:c="40"/>"nemo": "Led Lavab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9",</text:p>
      <text:p text:style-name="Standard"><text:soft-page-break/><text:s text:c="40"/>"nemo": "Led Espejo Lavab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0",</text:p>
      <text:p text:style-name="Standard"><text:s text:c="40"/>"nemo": "Focos Techo Inodor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59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7",</text:p>
      <text:p text:style-name="Standard"><text:s text:c="40"/>"nemo": "Led duch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",</text:p>
      <text:p text:style-name="Standard"><text:s text:c="40"/>"nemo": "Led Lavab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9",</text:p>
      <text:p text:style-name="Standard"><text:s text:c="40"/>"nemo": "Led Espejo Lavab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0",</text:p>
      <text:p text:style-name="Standard"><text:s text:c="40"/>"nemo": "Focos Techo Inodor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oft-page-break/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0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7",</text:p>
      <text:p text:style-name="Standard"><text:s text:c="40"/>"nemo": "Led duch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",</text:p>
      <text:p text:style-name="Standard"><text:s text:c="40"/>"nemo": "Led Lavab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9",</text:p>
      <text:p text:style-name="Standard"><text:s text:c="40"/>"nemo": "Led Espejo Lavab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0",</text:p>
      <text:p text:style-name="Standard"><text:s text:c="40"/>"nemo": "Focos Techo Inodor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1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7",</text:p>
      <text:p text:style-name="Standard"><text:soft-page-break/><text:s text:c="40"/>"nemo": "Led duch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",</text:p>
      <text:p text:style-name="Standard"><text:s text:c="40"/>"nemo": "Led Lavab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9",</text:p>
      <text:p text:style-name="Standard"><text:s text:c="40"/>"nemo": "Led Espejo Lavab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0",</text:p>
      <text:p text:style-name="Standard"><text:s text:c="40"/>"nemo": "Focos Techo Inodor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2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7",</text:p>
      <text:p text:style-name="Standard"><text:s text:c="40"/>"nemo": "Led duch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",</text:p>
      <text:p text:style-name="Standard"><text:s text:c="40"/>"nemo": "Led Lavab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oft-page-break/><text:s text:c="40"/>"temperature": "-1"</text:p>
      <text:p text:style-name="Standard"><text:s text:c="36"/>},</text:p>
      <text:p text:style-name="Standard"><text:s text:c="36"/>{</text:p>
      <text:p text:style-name="Standard"><text:s text:c="40"/>"id": "9",</text:p>
      <text:p text:style-name="Standard"><text:s text:c="40"/>"nemo": "Led Espejo Lavab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0",</text:p>
      <text:p text:style-name="Standard"><text:s text:c="40"/>"nemo": "Focos Techo Inodor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4,</text:p>
      <text:p text:style-name="Standard"><text:s text:c="20"/>"nemo": "Vestidor Habitacion Principal",</text:p>
      <text:p text:style-name="Standard"><text:s text:c="20"/>"image": "",</text:p>
      <text:p text:style-name="Standard"><text:s text:c="20"/>"lightStatus": 1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4,</text:p>
      <text:p text:style-name="Standard"><text:s text:c="28"/>"nemo": "Focos Techo",</text:p>
      <text:p text:style-name="Standard"><text:s text:c="28"/>"status": 0,</text:p>
      <text:p text:style-name="Standard"><text:s text:c="28"/>"intensity": 7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oft-page-break/><text:s text:c="28"/>"id": 11,</text:p>
      <text:p text:style-name="Standard"><text:s text:c="28"/>"nemo": "Led Armario",</text:p>
      <text:p text:style-name="Standard"><text:s text:c="28"/>"status": 1,</text:p>
      <text:p text:style-name="Standard"><text:s text:c="28"/>"intensity": 7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[</text:p>
      <text:p text:style-name="Standard"><text:s text:c="24"/>{</text:p>
      <text:p text:style-name="Standard"><text:s text:c="28"/>"id": 3,</text:p>
      <text:p text:style-name="Standard"><text:s text:c="28"/>"status": 0,</text:p>
      <text:p text:style-name="Standard"><text:s text:c="28"/>"nemo": "Vestidor",</text:p>
      <text:p text:style-name="Standard"><text:s text:c="28"/>"temperature": 22,</text:p>
      <text:p text:style-name="Standard"><text:s text:c="28"/>"value": 22,</text:p>
      <text:p text:style-name="Standard"><text:s text:c="28"/>"humidity": 0,</text:p>
      <text:p text:style-name="Standard"><text:s text:c="28"/>"co2": 0</text:p>
      <text:p text:style-name="Standard"><text:s text:c="24"/>}</text:p>
      <text:p text:style-name="Standard"><text:s text:c="20"/>],</text:p>
      <text:p text:style-name="Standard"><text:s text:c="20"/>"climateStatus": 0,</text:p>
      <text:p text:style-name="Standard"><text:s text:c="20"/>"temperature": 22,</text:p>
      <text:p text:style-name="Standard"><text:s text:c="20"/>"humidity": 0,</text:p>
      <text:p text:style-name="Standard"><text:s text:c="20"/>"co2": 0,</text:p>
      <text:p text:style-name="Standard"><text:s text:c="20"/>"value": 22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11,</text:p>
      <text:p text:style-name="Standard"><text:s text:c="32"/>"nemo": "Apagar",</text:p>
      <text:p text:style-name="Standard"><text:s text:c="32"/>"status": 0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4",</text:p>
      <text:p text:style-name="Standard"><text:s text:c="40"/>"nemo": "Focos Techo",</text:p>
      <text:p text:style-name="Standard"><text:s text:c="40"/>"status": "0",</text:p>
      <text:p text:style-name="Standard"><text:soft-page-break/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1",</text:p>
      <text:p text:style-name="Standard"><text:s text:c="40"/>"nemo": "Led Armari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4",</text:p>
      <text:p text:style-name="Standard"><text:s text:c="40"/>"nemo": "Focos Tech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1",</text:p>
      <text:p text:style-name="Standard"><text:s text:c="40"/>"nemo": "Led Armari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3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4",</text:p>
      <text:p text:style-name="Standard"><text:s text:c="40"/>"nemo": "Focos Tech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11",</text:p>
      <text:p text:style-name="Standard"><text:s text:c="40"/>"nemo": "Led Armari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4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4",</text:p>
      <text:p text:style-name="Standard"><text:s text:c="40"/>"nemo": "Focos Tech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1",</text:p>
      <text:p text:style-name="Standard"><text:s text:c="40"/>"nemo": "Led Armari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5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4",</text:p>
      <text:p text:style-name="Standard"><text:s text:c="40"/>"nemo": "Focos Tech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1",</text:p>
      <text:p text:style-name="Standard"><text:s text:c="40"/>"nemo": "Led Armario",</text:p>
      <text:p text:style-name="Standard"><text:s text:c="40"/>"status": "1",</text:p>
      <text:p text:style-name="Standard"><text:soft-page-break/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6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4",</text:p>
      <text:p text:style-name="Standard"><text:s text:c="40"/>"nemo": "Focos Tech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11",</text:p>
      <text:p text:style-name="Standard"><text:s text:c="40"/>"nemo": "Led Armari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5,</text:p>
      <text:p text:style-name="Standard"><text:s text:c="20"/>"nemo": "Patio Interior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oft-page-break/><text:s text:c="20"/>"lights": [</text:p>
      <text:p text:style-name="Standard"><text:s text:c="24"/>{</text:p>
      <text:p text:style-name="Standard"><text:s text:c="28"/>"id": 5,</text:p>
      <text:p text:style-name="Standard"><text:s text:c="28"/>"nemo": "Focos Patio Interior",</text:p>
      <text:p text:style-name="Standard"><text:s text:c="28"/>"status": 0,</text:p>
      <text:p text:style-name="Standard"><text:s text:c="28"/>"intensity": 7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6,</text:p>
      <text:p text:style-name="Standard"><text:s text:c="28"/>"nemo": "Led Bajo Bañera",</text:p>
      <text:p text:style-name="Standard"><text:s text:c="28"/>"status": 0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13,</text:p>
      <text:p text:style-name="Standard"><text:s text:c="32"/>"nemo": "Apagar",</text:p>
      <text:p text:style-name="Standard"><text:s text:c="32"/>"status": 1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5",</text:p>
      <text:p text:style-name="Standard"><text:s text:c="40"/>"nemo": "Focos Patio Interior",</text:p>
      <text:p text:style-name="Standard"><text:s text:c="40"/>"status": "0",</text:p>
      <text:p text:style-name="Standard"><text:soft-page-break/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",</text:p>
      <text:p text:style-name="Standard"><text:s text:c="40"/>"nemo": "Led Bajo Bañera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4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5",</text:p>
      <text:p text:style-name="Standard"><text:s text:c="40"/>"nemo": "Focos Patio Interior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",</text:p>
      <text:p text:style-name="Standard"><text:s text:c="40"/>"nemo": "Led Bajo Bañer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7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5",</text:p>
      <text:p text:style-name="Standard"><text:s text:c="40"/>"nemo": "Focos Patio Interior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6",</text:p>
      <text:p text:style-name="Standard"><text:s text:c="40"/>"nemo": "Led Bajo Bañer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8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",</text:p>
      <text:p text:style-name="Standard"><text:s text:c="40"/>"nemo": "Focos Patio Interior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",</text:p>
      <text:p text:style-name="Standard"><text:s text:c="40"/>"nemo": "Led Bajo Bañer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69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",</text:p>
      <text:p text:style-name="Standard"><text:s text:c="40"/>"nemo": "Focos Patio Interior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",</text:p>
      <text:p text:style-name="Standard"><text:s text:c="40"/>"nemo": "Led Bajo Bañera",</text:p>
      <text:p text:style-name="Standard"><text:s text:c="40"/>"status": "1",</text:p>
      <text:p text:style-name="Standard"><text:soft-page-break/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70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",</text:p>
      <text:p text:style-name="Standard"><text:s text:c="40"/>"nemo": "Focos Patio Interior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",</text:p>
      <text:p text:style-name="Standard"><text:s text:c="40"/>"nemo": "Led Bajo Bañera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6,</text:p>
      <text:p text:style-name="Standard"><text:s text:c="20"/>"nemo": "Terraza Habitacion Principal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1,</text:p>
      <text:p text:style-name="Standard"><text:s text:c="20"/>"temperatureEnabled": 0,</text:p>
      <text:p text:style-name="Standard"><text:s text:c="20"/>"lightsMode": null,</text:p>
      <text:p text:style-name="Standard"><text:soft-page-break/><text:s text:c="20"/>"lights": [</text:p>
      <text:p text:style-name="Standard"><text:s text:c="24"/>{</text:p>
      <text:p text:style-name="Standard"><text:s text:c="28"/>"id": 15,</text:p>
      <text:p text:style-name="Standard"><text:s text:c="28"/>"nemo": "Led Perimetro",</text:p>
      <text:p text:style-name="Standard"><text:s text:c="28"/>"status": 0,</text:p>
      <text:p text:style-name="Standard"><text:s text:c="28"/>"intensity": 5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58,</text:p>
      <text:p text:style-name="Standard"><text:s text:c="28"/>"nemo": "Led Perimetro",</text:p>
      <text:p text:style-name="Standard"><text:s text:c="28"/>"status": 0,</text:p>
      <text:p text:style-name="Standard"><text:s text:c="28"/>"intensity": 50,</text:p>
      <text:p text:style-name="Standard"><text:s text:c="28"/>"color": "255,255,255"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15,</text:p>
      <text:p text:style-name="Standard"><text:s text:c="32"/>"nemo": "Apagar",</text:p>
      <text:p text:style-name="Standard"><text:s text:c="32"/>"status": 1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15",</text:p>
      <text:p text:style-name="Standard"><text:s text:c="40"/>"nemo": "Led Perimetro",</text:p>
      <text:p text:style-name="Standard"><text:s text:c="40"/>"status": "0",</text:p>
      <text:p text:style-name="Standard"><text:soft-page-break/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8",</text:p>
      <text:p text:style-name="Standard"><text:s text:c="40"/>"nemo": "Led Perimetr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6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15",</text:p>
      <text:p text:style-name="Standard"><text:s text:c="40"/>"nemo": "Led Perimetr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8",</text:p>
      <text:p text:style-name="Standard"><text:s text:c="40"/>"nemo": "Led Perimetro",</text:p>
      <text:p text:style-name="Standard"><text:s text:c="40"/>"status": "1",</text:p>
      <text:p text:style-name="Standard"><text:s text:c="40"/>"intensity": "10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71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15",</text:p>
      <text:p text:style-name="Standard"><text:s text:c="40"/>"nemo": "Led Perimetr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58",</text:p>
      <text:p text:style-name="Standard"><text:s text:c="40"/>"nemo": "Led Perimetro",</text:p>
      <text:p text:style-name="Standard"><text:s text:c="40"/>"status": "1",</text:p>
      <text:p text:style-name="Standard"><text:s text:c="40"/>"intensity": "7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72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5",</text:p>
      <text:p text:style-name="Standard"><text:s text:c="40"/>"nemo": "Led Perimetr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8",</text:p>
      <text:p text:style-name="Standard"><text:s text:c="40"/>"nemo": "Led Perimetro",</text:p>
      <text:p text:style-name="Standard"><text:s text:c="40"/>"status": "1",</text:p>
      <text:p text:style-name="Standard"><text:s text:c="40"/>"intensity": "5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73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5",</text:p>
      <text:p text:style-name="Standard"><text:s text:c="40"/>"nemo": "Led Perimetr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8",</text:p>
      <text:p text:style-name="Standard"><text:s text:c="40"/>"nemo": "Led Perimetro",</text:p>
      <text:p text:style-name="Standard"><text:s text:c="40"/>"status": "1",</text:p>
      <text:p text:style-name="Standard"><text:soft-page-break/><text:s text:c="40"/>"intensity": "4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74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15",</text:p>
      <text:p text:style-name="Standard"><text:s text:c="40"/>"nemo": "Led Perimetr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8",</text:p>
      <text:p text:style-name="Standard"><text:s text:c="40"/>"nemo": "Led Perimetro",</text:p>
      <text:p text:style-name="Standard"><text:s text:c="40"/>"status": "1",</text:p>
      <text:p text:style-name="Standard"><text:s text:c="40"/>"intensity": "30",</text:p>
      <text:p text:style-name="Standard"><text:s text:c="40"/>"color": "255$255$255"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</text:p>
      <text:p text:style-name="Standard"><text:s text:c="12"/>],</text:p>
      <text:p text:style-name="Standard"><text:s text:c="12"/>"lightsStatus": 1,</text:p>
      <text:p text:style-name="Standard"><text:s text:c="12"/>"lightsEnabled": 1,</text:p>
      <text:p text:style-name="Standard"><text:s text:c="12"/>"intensityEnabled": 1,</text:p>
      <text:p text:style-name="Standard"><text:s text:c="12"/>"colorEnabled": 1,</text:p>
      <text:p text:style-name="Standard"><text:s text:c="12"/>"temperatureEnabled": 0,</text:p>
      <text:p text:style-name="Standard"><text:s text:c="12"/>"climateEnabled": 1,</text:p>
      <text:p text:style-name="Standard"><text:s text:c="12"/>"climateStatus": 0,</text:p>
      <text:p text:style-name="Standard"><text:s text:c="12"/>"blindsEnabled": 0,</text:p>
      <text:p text:style-name="Standard"><text:s text:c="12"/>"iotEnabled": 0,</text:p>
      <text:p text:style-name="Standard"><text:soft-page-break/><text:s text:c="12"/>"iotStatus": 0,</text:p>
      <text:p text:style-name="Standard"><text:s text:c="12"/>"pumpsEnabled": 1,</text:p>
      <text:p text:style-name="Standard"><text:s text:c="12"/>"pumpsStatus": 0,</text:p>
      <text:p text:style-name="Standard"><text:s text:c="12"/>"louversEnabled": 1,</text:p>
      <text:p text:style-name="Standard"><text:s text:c="12"/>"scenesEnabled": 1,</text:p>
      <text:p text:style-name="Standard"><text:s text:c="12"/>"scenes": null,</text:p>
      <text:p text:style-name="Standard"><text:s text:c="12"/>"ambientsEnabled": 0,</text:p>
      <text:p text:style-name="Standard"><text:s text:c="12"/>"ambients": null,</text:p>
      <text:p text:style-name="Standard"><text:s text:c="12"/>"routinesEnabled": 0,</text:p>
      <text:p text:style-name="Standard"><text:s text:c="12"/>"routines": null</text:p>
      <text:p text:style-name="Standard"><text:s text:c="8"/>},</text:p>
      <text:p text:style-name="Standard"><text:s text:c="8"/>{</text:p>
      <text:p text:style-name="Standard"><text:s text:c="12"/>"id": 2,</text:p>
      <text:p text:style-name="Standard"><text:s text:c="12"/>"nemo": "Planta Baja",</text:p>
      <text:p text:style-name="Standard"><text:s text:c="12"/>"icon": "fas fa-couch",</text:p>
      <text:p text:style-name="Standard"><text:s text:c="12"/>"groups": [</text:p>
      <text:p text:style-name="Standard"><text:s text:c="16"/>{</text:p>
      <text:p text:style-name="Standard"><text:s text:c="20"/>"id": 1,</text:p>
      <text:p text:style-name="Standard"><text:s text:c="20"/>"nemo": "Distribucion",</text:p>
      <text:p text:style-name="Standard"><text:s text:c="20"/>"icon": "fas fa-lightbulb",</text:p>
      <text:p text:style-name="Standard"><text:s text:c="20"/>"subgroups": [],</text:p>
      <text:p text:style-name="Standard"><text:s text:c="20"/>"rooms": [</text:p>
      <text:p text:style-name="Standard"><text:s text:c="24"/>{</text:p>
      <text:p text:style-name="Standard"><text:s text:c="28"/>"model": 2,</text:p>
      <text:p text:style-name="Standard"><text:s text:c="28"/>"id": 7,</text:p>
      <text:p text:style-name="Standard"><text:s text:c="28"/>"nemo": "Porche Entrada Principal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24,</text:p>
      <text:p text:style-name="Standard"><text:s text:c="36"/>"nemo": "Led Porche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null,</text:p>
      <text:p text:style-name="Standard"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oft-page-break/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null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8,</text:p>
      <text:p text:style-name="Standard"><text:s text:c="28"/>"nemo": "Entrada Principal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21,</text:p>
      <text:p text:style-name="Standard"><text:s text:c="36"/>"nemo": "Led Suel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22,</text:p>
      <text:p text:style-name="Standard"><text:s text:c="36"/>"nemo": "Led Tech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[</text:p>
      <text:p text:style-name="Standard"><text:s text:c="32"/>{</text:p>
      <text:p text:style-name="Standard"><text:s text:c="36"/>"id": 6,</text:p>
      <text:p text:style-name="Standard"><text:s text:c="36"/>"status": 0,</text:p>
      <text:p text:style-name="Standard"><text:s text:c="36"/>"nemo": "Entrada Principal",</text:p>
      <text:p text:style-name="Standard"><text:s text:c="36"/>"temperature": 22,</text:p>
      <text:p text:style-name="Standard"><text:soft-page-break/><text:s text:c="36"/>"value": 22,</text:p>
      <text:p text:style-name="Standard"><text:s text:c="36"/>"humidity": 0,</text:p>
      <text:p text:style-name="Standard"><text:s text:c="36"/>"co2": 0</text:p>
      <text:p text:style-name="Standard"><text:s text:c="32"/>}</text:p>
      <text:p text:style-name="Standard"><text:s text:c="28"/>],</text:p>
      <text:p text:style-name="Standard"><text:s text:c="28"/>"climateStatus": 0,</text:p>
      <text:p text:style-name="Standard"><text:s text:c="28"/>"temperature": 22,</text:p>
      <text:p text:style-name="Standard"><text:s text:c="28"/>"humidity": 0,</text:p>
      <text:p text:style-name="Standard"><text:s text:c="28"/>"co2": 0,</text:p>
      <text:p text:style-name="Standard"><text:s text:c="28"/>"value": 22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17,</text:p>
      <text:p text:style-name="Standard"><text:s text:c="40"/>"nemo": "Apagar",</text:p>
      <text:p text:style-name="Standard"><text:s text:c="40"/>"status": 1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21",</text:p>
      <text:p text:style-name="Standard"><text:s text:c="48"/>"nemo": "Led Suel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2",</text:p>
      <text:p text:style-name="Standard"><text:s text:c="48"/>"nemo": "Led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oft-page-break/><text:s text:c="36"/>{</text:p>
      <text:p text:style-name="Standard"><text:s text:c="40"/>"id": 18,</text:p>
      <text:p text:style-name="Standard"><text:s text:c="40"/>"nemo": "Maxima",</text:p>
      <text:p text:style-name="Standard"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21",</text:p>
      <text:p text:style-name="Standard"><text:s text:c="48"/>"nemo": "Led Suel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2",</text:p>
      <text:p text:style-name="Standard"><text:s text:c="48"/>"nemo": "Led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75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21",</text:p>
      <text:p text:style-name="Standard"><text:s text:c="48"/>"nemo": "Led Suel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2",</text:p>
      <text:p text:style-name="Standard"><text:s text:c="48"/>"nemo": "Led Tech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76,</text:p>
      <text:p text:style-name="Standard"><text:s text:c="40"/>"nemo": "Slow",</text:p>
      <text:p text:style-name="Standard"><text:s text:c="40"/>"status": 0,</text:p>
      <text:p text:style-name="Standard"><text:soft-page-break/><text:s text:c="40"/>"type": 3,</text:p>
      <text:p text:style-name="Standard"><text:s text:c="40"/>"lights": [</text:p>
      <text:p text:style-name="Standard"><text:s text:c="44"/>{</text:p>
      <text:p text:style-name="Standard"><text:s text:c="48"/>"id": "21",</text:p>
      <text:p text:style-name="Standard"><text:s text:c="48"/>"nemo": "Led Suel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2",</text:p>
      <text:p text:style-name="Standard"><text:s text:c="48"/>"nemo": "Led Tech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77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1",</text:p>
      <text:p text:style-name="Standard"><text:s text:c="48"/>"nemo": "Led Suel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2",</text:p>
      <text:p text:style-name="Standard"><text:s text:c="48"/>"nemo": "Led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78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1",</text:p>
      <text:p text:style-name="Standard"><text:soft-page-break/><text:s text:c="48"/>"nemo": "Led Suel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2",</text:p>
      <text:p text:style-name="Standard"><text:s text:c="48"/>"nemo": "Led Tech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3,</text:p>
      <text:p text:style-name="Standard"><text:s text:c="28"/>"nemo": "Distribuidor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38,</text:p>
      <text:p text:style-name="Standard"><text:s text:c="36"/>"nemo": "Led Distribuidor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[</text:p>
      <text:p text:style-name="Standard"><text:s text:c="32"/>{</text:p>
      <text:p text:style-name="Standard"><text:s text:c="36"/>"id": 10,</text:p>
      <text:p text:style-name="Standard"><text:s text:c="36"/>"status": 0,</text:p>
      <text:p text:style-name="Standard"><text:soft-page-break/><text:s text:c="36"/>"nemo": "Distribuidor Pt Baja",</text:p>
      <text:p text:style-name="Standard"><text:s text:c="36"/>"temperature": 22,</text:p>
      <text:p text:style-name="Standard"><text:s text:c="36"/>"value": 22,</text:p>
      <text:p text:style-name="Standard"><text:s text:c="36"/>"humidity": 0,</text:p>
      <text:p text:style-name="Standard"><text:s text:c="36"/>"co2": 0</text:p>
      <text:p text:style-name="Standard"><text:s text:c="32"/>}</text:p>
      <text:p text:style-name="Standard"><text:s text:c="28"/>],</text:p>
      <text:p text:style-name="Standard"><text:s text:c="28"/>"climateStatus": 0,</text:p>
      <text:p text:style-name="Standard"><text:s text:c="28"/>"temperature": 22,</text:p>
      <text:p text:style-name="Standard"><text:s text:c="28"/>"humidity": 0,</text:p>
      <text:p text:style-name="Standard"><text:s text:c="28"/>"co2": 0,</text:p>
      <text:p text:style-name="Standard"><text:s text:c="28"/>"value": 22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null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</text:p>
      <text:p text:style-name="Standard"><text:s text:c="20"/>],</text:p>
      <text:p text:style-name="Standard"><text:s text:c="20"/>"lightsStatus": 0,</text:p>
      <text:p text:style-name="Standard"><text:s text:c="20"/>"lightsEnabled": 1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climateEnabled": 1,</text:p>
      <text:p text:style-name="Standard"><text:s text:c="20"/>"climateStatus": 0,</text:p>
      <text:p text:style-name="Standard"><text:s text:c="20"/>"blindsEnabled": 0,</text:p>
      <text:p text:style-name="Standard"><text:s text:c="20"/>"iotEnabled": 0,</text:p>
      <text:p text:style-name="Standard"><text:s text:c="20"/>"iotStatus": 0,</text:p>
      <text:p text:style-name="Standard"><text:s text:c="20"/>"pumpsEnabled": 0,</text:p>
      <text:p text:style-name="Standard"><text:s text:c="20"/>"pumpsStatus": 0,</text:p>
      <text:p text:style-name="Standard"><text:s text:c="20"/>"louversEnabled": 0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oft-page-break/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id": 2,</text:p>
      <text:p text:style-name="Standard"><text:s text:c="20"/>"nemo": "Estancias",</text:p>
      <text:p text:style-name="Standard"><text:s text:c="20"/>"icon": "fas fa-lightbulb",</text:p>
      <text:p text:style-name="Standard"><text:s text:c="20"/>"subgroups": [],</text:p>
      <text:p text:style-name="Standard"><text:s text:c="20"/>"rooms": [</text:p>
      <text:p text:style-name="Standard"><text:s text:c="24"/>{</text:p>
      <text:p text:style-name="Standard"><text:s text:c="28"/>"model": 2,</text:p>
      <text:p text:style-name="Standard"><text:s text:c="28"/>"id": 9,</text:p>
      <text:p text:style-name="Standard"><text:s text:c="28"/>"nemo": "Aseo Cortesia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39,</text:p>
      <text:p text:style-name="Standard"><text:s text:c="36"/>"nemo": "Focos Tech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40,</text:p>
      <text:p text:style-name="Standard"><text:s text:c="36"/>"nemo": "Led Espej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null,</text:p>
      <text:p text:style-name="Standard"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oft-page-break/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19,</text:p>
      <text:p text:style-name="Standard"><text:s text:c="40"/>"nemo": "Apagar",</text:p>
      <text:p text:style-name="Standard"><text:s text:c="40"/>"status": 1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39",</text:p>
      <text:p text:style-name="Standard"><text:s text:c="48"/>"nemo": "Focos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0",</text:p>
      <text:p text:style-name="Standard"><text:s text:c="48"/>"nemo": "Led Espej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20,</text:p>
      <text:p text:style-name="Standard"><text:s text:c="40"/>"nemo": "Maxima",</text:p>
      <text:p text:style-name="Standard"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39",</text:p>
      <text:p text:style-name="Standard"><text:s text:c="48"/>"nemo": "Focos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0",</text:p>
      <text:p text:style-name="Standard"><text:s text:c="48"/>"nemo": "Led Espejo",</text:p>
      <text:p text:style-name="Standard"><text:s text:c="48"/>"status": "1",</text:p>
      <text:p text:style-name="Standard"><text:s text:c="48"/>"intensity": "100",</text:p>
      <text:p text:style-name="Standard"><text:soft-page-break/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79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39",</text:p>
      <text:p text:style-name="Standard"><text:s text:c="48"/>"nemo": "Focos Tech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0",</text:p>
      <text:p text:style-name="Standard"><text:s text:c="48"/>"nemo": "Led Espej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80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39",</text:p>
      <text:p text:style-name="Standard"><text:s text:c="48"/>"nemo": "Focos Tech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0",</text:p>
      <text:p text:style-name="Standard"><text:s text:c="48"/>"nemo": "Led Espej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oft-page-break/><text:s text:c="36"/>},</text:p>
      <text:p text:style-name="Standard"><text:s text:c="36"/>{</text:p>
      <text:p text:style-name="Standard"><text:s text:c="40"/>"id": 81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39",</text:p>
      <text:p text:style-name="Standard"><text:s text:c="48"/>"nemo": "Focos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0",</text:p>
      <text:p text:style-name="Standard"><text:s text:c="48"/>"nemo": "Led Espej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82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39",</text:p>
      <text:p text:style-name="Standard"><text:s text:c="48"/>"nemo": "Focos Tech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0",</text:p>
      <text:p text:style-name="Standard"><text:s text:c="48"/>"nemo": "Led Espej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oft-page-break/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0,</text:p>
      <text:p text:style-name="Standard"><text:s text:c="28"/>"nemo": "Cocina",</text:p>
      <text:p text:style-name="Standard"><text:s text:c="28"/>"image": "",</text:p>
      <text:p text:style-name="Standard"><text:s text:c="28"/>"lightStatus": 1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27,</text:p>
      <text:p text:style-name="Standard"><text:s text:c="36"/>"nemo": "Focos Techo",</text:p>
      <text:p text:style-name="Standard"><text:s text:c="36"/>"status": 0,</text:p>
      <text:p text:style-name="Standard"><text:s text:c="36"/>"intensity": 37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28,</text:p>
      <text:p text:style-name="Standard"><text:s text:c="36"/>"nemo": "Led Bajo Muebles",</text:p>
      <text:p text:style-name="Standard"><text:s text:c="36"/>"status": 1,</text:p>
      <text:p text:style-name="Standard"><text:s text:c="36"/>"intensity": 14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31,</text:p>
      <text:p text:style-name="Standard"><text:s text:c="36"/>"nemo": "Focos Pasillo Despensa",</text:p>
      <text:p text:style-name="Standard"><text:s text:c="36"/>"status": 0,</text:p>
      <text:p text:style-name="Standard"><text:s text:c="36"/>"intensity": 37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[</text:p>
      <text:p text:style-name="Standard"><text:s text:c="32"/>{</text:p>
      <text:p text:style-name="Standard"><text:s text:c="36"/>"id": 7,</text:p>
      <text:p text:style-name="Standard"><text:s text:c="36"/>"status": 0,</text:p>
      <text:p text:style-name="Standard"><text:s text:c="36"/>"nemo": "Cocina",</text:p>
      <text:p text:style-name="Standard"><text:s text:c="36"/>"temperature": 22,</text:p>
      <text:p text:style-name="Standard"><text:s text:c="36"/>"value": 22,</text:p>
      <text:p text:style-name="Standard"><text:soft-page-break/><text:s text:c="36"/>"humidity": 0,</text:p>
      <text:p text:style-name="Standard"><text:s text:c="36"/>"co2": 0</text:p>
      <text:p text:style-name="Standard"><text:s text:c="32"/>}</text:p>
      <text:p text:style-name="Standard"><text:s text:c="28"/>],</text:p>
      <text:p text:style-name="Standard"><text:s text:c="28"/>"climateStatus": 0,</text:p>
      <text:p text:style-name="Standard"><text:s text:c="28"/>"temperature": 22,</text:p>
      <text:p text:style-name="Standard"><text:s text:c="28"/>"humidity": 0,</text:p>
      <text:p text:style-name="Standard"><text:s text:c="28"/>"co2": 0,</text:p>
      <text:p text:style-name="Standard"><text:s text:c="28"/>"value": 22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21,</text:p>
      <text:p text:style-name="Standard"><text:s text:c="40"/>"nemo": "Apagar",</text:p>
      <text:p text:style-name="Standard"><text:s text:c="40"/>"status": 0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27",</text:p>
      <text:p text:style-name="Standard"><text:s text:c="48"/>"nemo": "Focos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8",</text:p>
      <text:p text:style-name="Standard"><text:s text:c="48"/>"nemo": "Led Bajo Muebles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1",</text:p>
      <text:p text:style-name="Standard"><text:s text:c="48"/>"nemo": "Focos Pasillo Despensa",</text:p>
      <text:p text:style-name="Standard"><text:soft-page-break/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22,</text:p>
      <text:p text:style-name="Standard"><text:s text:c="40"/>"nemo": "Maxima",</text:p>
      <text:p text:style-name="Standard"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27",</text:p>
      <text:p text:style-name="Standard"><text:s text:c="48"/>"nemo": "Focos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8",</text:p>
      <text:p text:style-name="Standard"><text:s text:c="48"/>"nemo": "Led Bajo Muebles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1",</text:p>
      <text:p text:style-name="Standard"><text:s text:c="48"/>"nemo": "Focos Pasillo Despensa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83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27",</text:p>
      <text:p text:style-name="Standard"><text:s text:c="48"/>"nemo": "Focos Tech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oft-page-break/><text:s text:c="44"/>},</text:p>
      <text:p text:style-name="Standard"><text:s text:c="44"/>{</text:p>
      <text:p text:style-name="Standard"><text:s text:c="48"/>"id": "28",</text:p>
      <text:p text:style-name="Standard"><text:s text:c="48"/>"nemo": "Led Bajo Muebles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1",</text:p>
      <text:p text:style-name="Standard"><text:s text:c="48"/>"nemo": "Focos Pasillo Despensa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84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7",</text:p>
      <text:p text:style-name="Standard"><text:s text:c="48"/>"nemo": "Focos Tech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8",</text:p>
      <text:p text:style-name="Standard"><text:s text:c="48"/>"nemo": "Led Bajo Muebles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1",</text:p>
      <text:p text:style-name="Standard"><text:s text:c="48"/>"nemo": "Focos Pasillo Despensa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oft-page-break/><text:s text:c="40"/>"id": 85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7",</text:p>
      <text:p text:style-name="Standard"><text:s text:c="48"/>"nemo": "Focos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8",</text:p>
      <text:p text:style-name="Standard"><text:s text:c="48"/>"nemo": "Led Bajo Muebles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1",</text:p>
      <text:p text:style-name="Standard"><text:s text:c="48"/>"nemo": "Focos Pasillo Despensa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86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7",</text:p>
      <text:p text:style-name="Standard"><text:s text:c="48"/>"nemo": "Focos Tech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8",</text:p>
      <text:p text:style-name="Standard"><text:s text:c="48"/>"nemo": "Led Bajo Muebles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oft-page-break/><text:s text:c="44"/>},</text:p>
      <text:p text:style-name="Standard"><text:s text:c="44"/>{</text:p>
      <text:p text:style-name="Standard"><text:s text:c="48"/>"id": "31",</text:p>
      <text:p text:style-name="Standard"><text:s text:c="48"/>"nemo": "Focos Pasillo Despensa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1,</text:p>
      <text:p text:style-name="Standard"><text:s text:c="28"/>"nemo": "Comedor",</text:p>
      <text:p text:style-name="Standard"><text:s text:c="28"/>"image": "",</text:p>
      <text:p text:style-name="Standard"><text:s text:c="28"/>"lightStatus": 1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29,</text:p>
      <text:p text:style-name="Standard"><text:s text:c="36"/>"nemo": "Focos Tech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30,</text:p>
      <text:p text:style-name="Standard"><text:s text:c="36"/>"nemo": "Lampara Techo",</text:p>
      <text:p text:style-name="Standard"><text:s text:c="36"/>"status": 1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null,</text:p>
      <text:p text:style-name="Standard"><text:soft-page-break/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23,</text:p>
      <text:p text:style-name="Standard"><text:s text:c="40"/>"nemo": "Apagar",</text:p>
      <text:p text:style-name="Standard"><text:s text:c="40"/>"status": 0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29",</text:p>
      <text:p text:style-name="Standard"><text:s text:c="48"/>"nemo": "Focos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0",</text:p>
      <text:p text:style-name="Standard"><text:s text:c="48"/>"nemo": "Lampara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24,</text:p>
      <text:p text:style-name="Standard"><text:s text:c="40"/>"nemo": "Maxima",</text:p>
      <text:p text:style-name="Standard"><text:s text:c="40"/>"status": 0,</text:p>
      <text:p text:style-name="Standard"><text:s text:c="40"/>"type": 1,</text:p>
      <text:p text:style-name="Standard"><text:soft-page-break/><text:s text:c="40"/>"lights": [</text:p>
      <text:p text:style-name="Standard"><text:s text:c="44"/>{</text:p>
      <text:p text:style-name="Standard"><text:s text:c="48"/>"id": "29",</text:p>
      <text:p text:style-name="Standard"><text:s text:c="48"/>"nemo": "Focos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0",</text:p>
      <text:p text:style-name="Standard"><text:s text:c="48"/>"nemo": "Lampara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87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29",</text:p>
      <text:p text:style-name="Standard"><text:s text:c="48"/>"nemo": "Focos Tech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0",</text:p>
      <text:p text:style-name="Standard"><text:s text:c="48"/>"nemo": "Lampara Tech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88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9",</text:p>
      <text:p text:style-name="Standard"><text:s text:c="48"/>"nemo": "Focos Techo",</text:p>
      <text:p text:style-name="Standard"><text:soft-page-break/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0",</text:p>
      <text:p text:style-name="Standard"><text:s text:c="48"/>"nemo": "Lampara Tech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89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9",</text:p>
      <text:p text:style-name="Standard"><text:s text:c="48"/>"nemo": "Focos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0",</text:p>
      <text:p text:style-name="Standard"><text:s text:c="48"/>"nemo": "Lampara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0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9",</text:p>
      <text:p text:style-name="Standard"><text:s text:c="48"/>"nemo": "Focos Tech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oft-page-break/><text:s text:c="44"/>},</text:p>
      <text:p text:style-name="Standard"><text:s text:c="44"/>{</text:p>
      <text:p text:style-name="Standard"><text:s text:c="48"/>"id": "30",</text:p>
      <text:p text:style-name="Standard"><text:s text:c="48"/>"nemo": "Lampara Tech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2,</text:p>
      <text:p text:style-name="Standard"><text:s text:c="28"/>"nemo": "Salon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1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16,</text:p>
      <text:p text:style-name="Standard"><text:s text:c="36"/>"nemo": "Led Fosa Salon Baj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17,</text:p>
      <text:p text:style-name="Standard"><text:s text:c="36"/>"nemo": "Led Chimenea",</text:p>
      <text:p text:style-name="Standard"><text:s text:c="36"/>"status": 0,</text:p>
      <text:p text:style-name="Standard"><text:s text:c="36"/>"intensity": 5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18,</text:p>
      <text:p text:style-name="Standard"><text:soft-page-break/><text:s text:c="36"/>"nemo": "Led Bajo Mueble Salon Bajo",</text:p>
      <text:p text:style-name="Standard"><text:s text:c="36"/>"status": 0,</text:p>
      <text:p text:style-name="Standard"><text:s text:c="36"/>"intensity": -1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19,</text:p>
      <text:p text:style-name="Standard"><text:s text:c="36"/>"nemo": "Focos Techo",</text:p>
      <text:p text:style-name="Standard"><text:s text:c="36"/>"status": 0,</text:p>
      <text:p text:style-name="Standard"><text:s text:c="36"/>"intensity": 56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20,</text:p>
      <text:p text:style-name="Standard"><text:s text:c="36"/>"nemo": "Focos Techo Carril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26,</text:p>
      <text:p text:style-name="Standard"><text:s text:c="36"/>"nemo": "Led Bajo Mueble Salon Alto",</text:p>
      <text:p text:style-name="Standard"><text:s text:c="36"/>"status": 0,</text:p>
      <text:p text:style-name="Standard"><text:s text:c="36"/>"intensity": -1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59,</text:p>
      <text:p text:style-name="Standard"><text:s text:c="36"/>"nemo": "Led Fosa Salon Bajo",</text:p>
      <text:p text:style-name="Standard"><text:s text:c="36"/>"status": 0,</text:p>
      <text:p text:style-name="Standard"><text:s text:c="36"/>"intensity": 100,</text:p>
      <text:p text:style-name="Standard"><text:s text:c="36"/>"color": "255,255,255"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60,</text:p>
      <text:p text:style-name="Standard"><text:s text:c="36"/>"nemo": "Focos Techo Carril Salon Alt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[</text:p>
      <text:p text:style-name="Standard"><text:s text:c="32"/>{</text:p>
      <text:p text:style-name="Standard"><text:s text:c="36"/>"id": 5,</text:p>
      <text:p text:style-name="Standard"><text:s text:c="36"/>"status": 0,</text:p>
      <text:p text:style-name="Standard"><text:s text:c="36"/>"nemo": "Salon",</text:p>
      <text:p text:style-name="Standard"><text:soft-page-break/><text:s text:c="36"/>"temperature": 25,</text:p>
      <text:p text:style-name="Standard"><text:s text:c="36"/>"value": 22,</text:p>
      <text:p text:style-name="Standard"><text:s text:c="36"/>"humidity": 0,</text:p>
      <text:p text:style-name="Standard"><text:s text:c="36"/>"co2": 0</text:p>
      <text:p text:style-name="Standard"><text:s text:c="32"/>}</text:p>
      <text:p text:style-name="Standard"><text:s text:c="28"/>],</text:p>
      <text:p text:style-name="Standard"><text:s text:c="28"/>"climateStatus": 0,</text:p>
      <text:p text:style-name="Standard"><text:s text:c="28"/>"temperature": 25,</text:p>
      <text:p text:style-name="Standard"><text:s text:c="28"/>"humidity": 0,</text:p>
      <text:p text:style-name="Standard"><text:s text:c="28"/>"co2": 0,</text:p>
      <text:p text:style-name="Standard"><text:s text:c="28"/>"value": 22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25,</text:p>
      <text:p text:style-name="Standard"><text:s text:c="40"/>"nemo": "Apagar",</text:p>
      <text:p text:style-name="Standard"><text:s text:c="40"/>"status": 1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16",</text:p>
      <text:p text:style-name="Standard"><text:s text:c="48"/>"nemo": "Led Fosa Salon Baj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7",</text:p>
      <text:p text:style-name="Standard"><text:s text:c="48"/>"nemo": "Led Chimenea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oft-page-break/><text:s text:c="48"/>"id": "18",</text:p>
      <text:p text:style-name="Standard"><text:s text:c="48"/>"nemo": "Led Bajo Mueble Salon Baj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9",</text:p>
      <text:p text:style-name="Standard"><text:s text:c="48"/>"nemo": "Focos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0",</text:p>
      <text:p text:style-name="Standard"><text:s text:c="48"/>"nemo": "Focos Techo Carril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6",</text:p>
      <text:p text:style-name="Standard"><text:s text:c="48"/>"nemo": "Led Bajo Mueble Salon Alt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59",</text:p>
      <text:p text:style-name="Standard"><text:s text:c="48"/>"nemo": "Led Fosa Salon Baj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0",</text:p>
      <text:p text:style-name="Standard"><text:s text:c="48"/>"nemo": "Focos Techo Carril Salon Alt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26,</text:p>
      <text:p text:style-name="Standard"><text:s text:c="40"/>"nemo": "Maxima",</text:p>
      <text:p text:style-name="Standard"><text:soft-page-break/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16",</text:p>
      <text:p text:style-name="Standard"><text:s text:c="48"/>"nemo": "Led Fosa Salon Baj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7",</text:p>
      <text:p text:style-name="Standard"><text:s text:c="48"/>"nemo": "Led Chimenea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8",</text:p>
      <text:p text:style-name="Standard"><text:s text:c="48"/>"nemo": "Led Bajo Mueble Salon Baj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9",</text:p>
      <text:p text:style-name="Standard"><text:s text:c="48"/>"nemo": "Focos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0",</text:p>
      <text:p text:style-name="Standard"><text:s text:c="48"/>"nemo": "Focos Techo Carril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6",</text:p>
      <text:p text:style-name="Standard"><text:s text:c="48"/>"nemo": "Led Bajo Mueble Salon Alt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oft-page-break/><text:s text:c="48"/>"id": "59",</text:p>
      <text:p text:style-name="Standard"><text:s text:c="48"/>"nemo": "Led Fosa Salon Bajo",</text:p>
      <text:p text:style-name="Standard"><text:s text:c="48"/>"status": "1",</text:p>
      <text:p text:style-name="Standard"><text:s text:c="48"/>"intensity": "10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0",</text:p>
      <text:p text:style-name="Standard"><text:s text:c="48"/>"nemo": "Focos Techo Carril Salon Alt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1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16",</text:p>
      <text:p text:style-name="Standard"><text:s text:c="48"/>"nemo": "Led Fosa Salon Baj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7",</text:p>
      <text:p text:style-name="Standard"><text:s text:c="48"/>"nemo": "Led Chimenea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8",</text:p>
      <text:p text:style-name="Standard"><text:s text:c="48"/>"nemo": "Led Bajo Mueble Salon Baj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9",</text:p>
      <text:p text:style-name="Standard"><text:s text:c="48"/>"nemo": "Focos Techo",</text:p>
      <text:p text:style-name="Standard"><text:s text:c="48"/>"status": "1",</text:p>
      <text:p text:style-name="Standard"><text:s text:c="48"/>"intensity": "70",</text:p>
      <text:p text:style-name="Standard"><text:soft-page-break/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0",</text:p>
      <text:p text:style-name="Standard"><text:s text:c="48"/>"nemo": "Focos Techo Carril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6",</text:p>
      <text:p text:style-name="Standard"><text:s text:c="48"/>"nemo": "Led Bajo Mueble Salon Alt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59",</text:p>
      <text:p text:style-name="Standard"><text:s text:c="48"/>"nemo": "Led Fosa Salon Bajo",</text:p>
      <text:p text:style-name="Standard"><text:s text:c="48"/>"status": "1",</text:p>
      <text:p text:style-name="Standard"><text:s text:c="48"/>"intensity": "7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0",</text:p>
      <text:p text:style-name="Standard"><text:s text:c="48"/>"nemo": "Focos Techo Carril Salon Alt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2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16",</text:p>
      <text:p text:style-name="Standard"><text:s text:c="48"/>"nemo": "Led Fosa Salon Baj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oft-page-break/><text:s text:c="48"/>"id": "17",</text:p>
      <text:p text:style-name="Standard"><text:s text:c="48"/>"nemo": "Led Chimenea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8",</text:p>
      <text:p text:style-name="Standard"><text:s text:c="48"/>"nemo": "Led Bajo Mueble Salon Baj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9",</text:p>
      <text:p text:style-name="Standard"><text:s text:c="48"/>"nemo": "Focos Tech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0",</text:p>
      <text:p text:style-name="Standard"><text:s text:c="48"/>"nemo": "Focos Techo Carril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6",</text:p>
      <text:p text:style-name="Standard"><text:s text:c="48"/>"nemo": "Led Bajo Mueble Salon Alt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59",</text:p>
      <text:p text:style-name="Standard"><text:s text:c="48"/>"nemo": "Led Fosa Salon Bajo",</text:p>
      <text:p text:style-name="Standard"><text:s text:c="48"/>"status": "1",</text:p>
      <text:p text:style-name="Standard"><text:s text:c="48"/>"intensity": "5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0",</text:p>
      <text:p text:style-name="Standard"><text:s text:c="48"/>"nemo": "Focos Techo Carril Salon Alto",</text:p>
      <text:p text:style-name="Standard"><text:s text:c="48"/>"status": "1",</text:p>
      <text:p text:style-name="Standard"><text:s text:c="48"/>"intensity": "50",</text:p>
      <text:p text:style-name="Standard"><text:soft-page-break/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3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16",</text:p>
      <text:p text:style-name="Standard"><text:s text:c="48"/>"nemo": "Led Fosa Salon Baj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7",</text:p>
      <text:p text:style-name="Standard"><text:s text:c="48"/>"nemo": "Led Chimenea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8",</text:p>
      <text:p text:style-name="Standard"><text:s text:c="48"/>"nemo": "Led Bajo Mueble Salon Baj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9",</text:p>
      <text:p text:style-name="Standard"><text:s text:c="48"/>"nemo": "Focos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0",</text:p>
      <text:p text:style-name="Standard"><text:s text:c="48"/>"nemo": "Focos Techo Carril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oft-page-break/><text:s text:c="48"/>"id": "26",</text:p>
      <text:p text:style-name="Standard"><text:s text:c="48"/>"nemo": "Led Bajo Mueble Salon Alt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59",</text:p>
      <text:p text:style-name="Standard"><text:s text:c="48"/>"nemo": "Led Fosa Salon Bajo",</text:p>
      <text:p text:style-name="Standard"><text:s text:c="48"/>"status": "1",</text:p>
      <text:p text:style-name="Standard"><text:s text:c="48"/>"intensity": "4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0",</text:p>
      <text:p text:style-name="Standard"><text:s text:c="48"/>"nemo": "Focos Techo Carril Salon Alt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4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16",</text:p>
      <text:p text:style-name="Standard"><text:s text:c="48"/>"nemo": "Led Fosa Salon Baj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7",</text:p>
      <text:p text:style-name="Standard"><text:s text:c="48"/>"nemo": "Led Chimenea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8",</text:p>
      <text:p text:style-name="Standard"><text:s text:c="48"/>"nemo": "Led Bajo Mueble Salon Bajo",</text:p>
      <text:p text:style-name="Standard"><text:s text:c="48"/>"status": "1",</text:p>
      <text:p text:style-name="Standard"><text:s text:c="48"/>"intensity": "-1",</text:p>
      <text:p text:style-name="Standard"><text:soft-page-break/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19",</text:p>
      <text:p text:style-name="Standard"><text:s text:c="48"/>"nemo": "Focos Tech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0",</text:p>
      <text:p text:style-name="Standard"><text:s text:c="48"/>"nemo": "Focos Techo Carril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26",</text:p>
      <text:p text:style-name="Standard"><text:s text:c="48"/>"nemo": "Led Bajo Mueble Salon Alto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59",</text:p>
      <text:p text:style-name="Standard"><text:s text:c="48"/>"nemo": "Led Fosa Salon Bajo",</text:p>
      <text:p text:style-name="Standard"><text:s text:c="48"/>"status": "1",</text:p>
      <text:p text:style-name="Standard"><text:s text:c="48"/>"intensity": "3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0",</text:p>
      <text:p text:style-name="Standard"><text:s text:c="48"/>"nemo": "Focos Techo Carril Salon Alt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oft-page-break/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4,</text:p>
      <text:p text:style-name="Standard"><text:s text:c="28"/>"nemo": "Dormitorio",</text:p>
      <text:p text:style-name="Standard"><text:s text:c="28"/>"image": "",</text:p>
      <text:p text:style-name="Standard"><text:s text:c="28"/>"lightStatus": 1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33,</text:p>
      <text:p text:style-name="Standard"><text:s text:c="36"/>"nemo": "Led Cabecero",</text:p>
      <text:p text:style-name="Standard"><text:s text:c="36"/>"status": 1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34,</text:p>
      <text:p text:style-name="Standard"><text:s text:c="36"/>"nemo": "Led Fosa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35,</text:p>
      <text:p text:style-name="Standard"><text:s text:c="36"/>"nemo": "Focos Techo Armario",</text:p>
      <text:p text:style-name="Standard"><text:s text:c="36"/>"status": 1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[</text:p>
      <text:p text:style-name="Standard"><text:s text:c="32"/>{</text:p>
      <text:p text:style-name="Standard"><text:s text:c="36"/>"id": 9,</text:p>
      <text:p text:style-name="Standard"><text:s text:c="36"/>"status": 0,</text:p>
      <text:p text:style-name="Standard"><text:s text:c="36"/>"nemo": "Habitacion Pt Baja",</text:p>
      <text:p text:style-name="Standard"><text:s text:c="36"/>"temperature": 22,</text:p>
      <text:p text:style-name="Standard"><text:s text:c="36"/>"value": 22,</text:p>
      <text:p text:style-name="Standard"><text:s text:c="36"/>"humidity": 0,</text:p>
      <text:p text:style-name="Standard"><text:s text:c="36"/>"co2": 0</text:p>
      <text:p text:style-name="Standard"><text:s text:c="32"/>}</text:p>
      <text:p text:style-name="Standard"><text:s text:c="28"/>],</text:p>
      <text:p text:style-name="Standard"><text:soft-page-break/><text:s text:c="28"/>"climateStatus": 0,</text:p>
      <text:p text:style-name="Standard"><text:s text:c="28"/>"temperature": 22,</text:p>
      <text:p text:style-name="Standard"><text:s text:c="28"/>"humidity": 0,</text:p>
      <text:p text:style-name="Standard"><text:s text:c="28"/>"co2": 0,</text:p>
      <text:p text:style-name="Standard"><text:s text:c="28"/>"value": 22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1,</text:p>
      <text:p text:style-name="Standard"><text:s text:c="28"/>"louvers": [</text:p>
      <text:p text:style-name="Standard"><text:s text:c="32"/>{</text:p>
      <text:p text:style-name="Standard"><text:s text:c="36"/>"id": 4,</text:p>
      <text:p text:style-name="Standard"><text:s text:c="36"/>"nemo": "Persiana Hab pt baja",</text:p>
      <text:p text:style-name="Standard"><text:s text:c="36"/>"position": 0,</text:p>
      <text:p text:style-name="Standard"><text:s text:c="36"/>"dim": 1</text:p>
      <text:p text:style-name="Standard"><text:s text:c="32"/>}</text:p>
      <text:p text:style-name="Standard"><text:s text:c="28"/>]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27,</text:p>
      <text:p text:style-name="Standard"><text:s text:c="40"/>"nemo": "Apagar",</text:p>
      <text:p text:style-name="Standard"><text:s text:c="40"/>"status": 0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33",</text:p>
      <text:p text:style-name="Standard"><text:s text:c="48"/>"nemo": "Led Cabecer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4",</text:p>
      <text:p text:style-name="Standard"><text:s text:c="48"/>"nemo": "Led Fosa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oft-page-break/><text:s text:c="44"/>{</text:p>
      <text:p text:style-name="Standard"><text:s text:c="48"/>"id": "35",</text:p>
      <text:p text:style-name="Standard"><text:s text:c="48"/>"nemo": "Focos Techo Armari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28,</text:p>
      <text:p text:style-name="Standard"><text:s text:c="40"/>"nemo": "Maxima",</text:p>
      <text:p text:style-name="Standard"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33",</text:p>
      <text:p text:style-name="Standard"><text:s text:c="48"/>"nemo": "Led Cabecer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4",</text:p>
      <text:p text:style-name="Standard"><text:s text:c="48"/>"nemo": "Led Fosa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5",</text:p>
      <text:p text:style-name="Standard"><text:s text:c="48"/>"nemo": "Focos Techo Armari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5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33",</text:p>
      <text:p text:style-name="Standard"><text:s text:c="48"/>"nemo": "Led Cabecero",</text:p>
      <text:p text:style-name="Standard"><text:s text:c="48"/>"status": "1",</text:p>
      <text:p text:style-name="Standard"><text:soft-page-break/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4",</text:p>
      <text:p text:style-name="Standard"><text:s text:c="48"/>"nemo": "Led Fosa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5",</text:p>
      <text:p text:style-name="Standard"><text:s text:c="48"/>"nemo": "Focos Techo Armari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6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33",</text:p>
      <text:p text:style-name="Standard"><text:s text:c="48"/>"nemo": "Led Cabecer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4",</text:p>
      <text:p text:style-name="Standard"><text:s text:c="48"/>"nemo": "Led Fosa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5",</text:p>
      <text:p text:style-name="Standard"><text:s text:c="48"/>"nemo": "Focos Techo Armari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oft-page-break/><text:s text:c="40"/>]</text:p>
      <text:p text:style-name="Standard"><text:s text:c="36"/>},</text:p>
      <text:p text:style-name="Standard"><text:s text:c="36"/>{</text:p>
      <text:p text:style-name="Standard"><text:s text:c="40"/>"id": 97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33",</text:p>
      <text:p text:style-name="Standard"><text:s text:c="48"/>"nemo": "Led Cabecer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4",</text:p>
      <text:p text:style-name="Standard"><text:s text:c="48"/>"nemo": "Led Fosa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5",</text:p>
      <text:p text:style-name="Standard"><text:s text:c="48"/>"nemo": "Focos Techo Armari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8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33",</text:p>
      <text:p text:style-name="Standard"><text:s text:c="48"/>"nemo": "Led Cabecer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4",</text:p>
      <text:p text:style-name="Standard"><text:s text:c="48"/>"nemo": "Led Fosa",</text:p>
      <text:p text:style-name="Standard"><text:s text:c="48"/>"status": "1",</text:p>
      <text:p text:style-name="Standard"><text:soft-page-break/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5",</text:p>
      <text:p text:style-name="Standard"><text:s text:c="48"/>"nemo": "Focos Techo Armari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5,</text:p>
      <text:p text:style-name="Standard"><text:s text:c="28"/>"nemo": "Baño Dormitorio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36,</text:p>
      <text:p text:style-name="Standard"><text:s text:c="36"/>"nemo": "Focos Tech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37,</text:p>
      <text:p text:style-name="Standard"><text:s text:c="36"/>"nemo": "Led Espej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oft-page-break/><text:s text:c="32"/>}</text:p>
      <text:p text:style-name="Standard"><text:s text:c="28"/>],</text:p>
      <text:p text:style-name="Standard"><text:s text:c="28"/>"climate": null,</text:p>
      <text:p text:style-name="Standard"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29,</text:p>
      <text:p text:style-name="Standard"><text:s text:c="40"/>"nemo": "Apagar",</text:p>
      <text:p text:style-name="Standard"><text:s text:c="40"/>"status": 1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36",</text:p>
      <text:p text:style-name="Standard"><text:s text:c="48"/>"nemo": "Focos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7",</text:p>
      <text:p text:style-name="Standard"><text:s text:c="48"/>"nemo": "Led Espej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30,</text:p>
      <text:p text:style-name="Standard"><text:soft-page-break/><text:s text:c="40"/>"nemo": "Maxima",</text:p>
      <text:p text:style-name="Standard"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36",</text:p>
      <text:p text:style-name="Standard"><text:s text:c="48"/>"nemo": "Focos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7",</text:p>
      <text:p text:style-name="Standard"><text:s text:c="48"/>"nemo": "Led Espej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99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36",</text:p>
      <text:p text:style-name="Standard"><text:s text:c="48"/>"nemo": "Focos Tech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7",</text:p>
      <text:p text:style-name="Standard"><text:s text:c="48"/>"nemo": "Led Espej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0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oft-page-break/><text:s text:c="44"/>{</text:p>
      <text:p text:style-name="Standard"><text:s text:c="48"/>"id": "36",</text:p>
      <text:p text:style-name="Standard"><text:s text:c="48"/>"nemo": "Focos Tech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7",</text:p>
      <text:p text:style-name="Standard"><text:s text:c="48"/>"nemo": "Led Espej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1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36",</text:p>
      <text:p text:style-name="Standard"><text:s text:c="48"/>"nemo": "Focos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7",</text:p>
      <text:p text:style-name="Standard"><text:s text:c="48"/>"nemo": "Led Espej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2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36",</text:p>
      <text:p text:style-name="Standard"><text:s text:c="48"/>"nemo": "Focos Techo",</text:p>
      <text:p text:style-name="Standard"><text:s text:c="48"/>"status": "1",</text:p>
      <text:p text:style-name="Standard"><text:soft-page-break/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37",</text:p>
      <text:p text:style-name="Standard"><text:s text:c="48"/>"nemo": "Led Espej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27,</text:p>
      <text:p text:style-name="Standard"><text:s text:c="28"/>"nemo": "Despensa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32,</text:p>
      <text:p text:style-name="Standard"><text:s text:c="36"/>"nemo": "Focos Tech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null,</text:p>
      <text:p text:style-name="Standard"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oft-page-break/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null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</text:p>
      <text:p text:style-name="Standard"><text:s text:c="20"/>],</text:p>
      <text:p text:style-name="Standard"><text:s text:c="20"/>"lightsStatus": 1,</text:p>
      <text:p text:style-name="Standard"><text:s text:c="20"/>"lightsEnabled": 1,</text:p>
      <text:p text:style-name="Standard"><text:s text:c="20"/>"intensityEnabled": 1,</text:p>
      <text:p text:style-name="Standard"><text:s text:c="20"/>"colorEnabled": 1,</text:p>
      <text:p text:style-name="Standard"><text:s text:c="20"/>"temperatureEnabled": 0,</text:p>
      <text:p text:style-name="Standard"><text:s text:c="20"/>"climateEnabled": 1,</text:p>
      <text:p text:style-name="Standard"><text:s text:c="20"/>"climateStatus": 0,</text:p>
      <text:p text:style-name="Standard"><text:s text:c="20"/>"blindsEnabled": 0,</text:p>
      <text:p text:style-name="Standard"><text:s text:c="20"/>"iotEnabled": 0,</text:p>
      <text:p text:style-name="Standard"><text:s text:c="20"/>"iotStatus": 0,</text:p>
      <text:p text:style-name="Standard"><text:s text:c="20"/>"pumpsEnabled": 0,</text:p>
      <text:p text:style-name="Standard"><text:s text:c="20"/>"pumpsStatus": 0,</text:p>
      <text:p text:style-name="Standard"><text:s text:c="20"/>"louversEnabled": 1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id": 3,</text:p>
      <text:p text:style-name="Standard"><text:s text:c="20"/>"nemo": "Gimnasio-Piscina",</text:p>
      <text:p text:style-name="Standard"><text:s text:c="20"/>"icon": "fas fa-spa",</text:p>
      <text:p text:style-name="Standard"><text:s text:c="20"/>"subgroups": [],</text:p>
      <text:p text:style-name="Standard"><text:s text:c="20"/>"rooms": [</text:p>
      <text:p text:style-name="Standard"><text:s text:c="24"/>{</text:p>
      <text:p text:style-name="Standard"><text:s text:c="28"/>"model": 2,</text:p>
      <text:p text:style-name="Standard"><text:s text:c="28"/>"id": 16,</text:p>
      <text:p text:style-name="Standard"><text:soft-page-break/><text:s text:c="28"/>"nemo": "Gimnasio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1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42,</text:p>
      <text:p text:style-name="Standard"><text:s text:c="36"/>"nemo": "Led Tech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43,</text:p>
      <text:p text:style-name="Standard"><text:s text:c="36"/>"nemo": "Focos Tech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44,</text:p>
      <text:p text:style-name="Standard"><text:s text:c="36"/>"nemo": "Led Techo Ducha",</text:p>
      <text:p text:style-name="Standard"><text:s text:c="36"/>"status": 0,</text:p>
      <text:p text:style-name="Standard"><text:s text:c="36"/>"intensity": 100,</text:p>
      <text:p text:style-name="Standard"><text:s text:c="36"/>"color": "255,255,255"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75,</text:p>
      <text:p text:style-name="Standard"><text:s text:c="36"/>"nemo": "Led Techo",</text:p>
      <text:p text:style-name="Standard"><text:s text:c="36"/>"status": 0,</text:p>
      <text:p text:style-name="Standard"><text:s text:c="36"/>"intensity": 100,</text:p>
      <text:p text:style-name="Standard"><text:s text:c="36"/>"color": "255,255,255"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[</text:p>
      <text:p text:style-name="Standard"><text:s text:c="32"/>{</text:p>
      <text:p text:style-name="Standard"><text:s text:c="36"/>"id": 8,</text:p>
      <text:p text:style-name="Standard"><text:s text:c="36"/>"status": 0,</text:p>
      <text:p text:style-name="Standard"><text:s text:c="36"/>"nemo": "Gimnasio",</text:p>
      <text:p text:style-name="Standard"><text:s text:c="36"/>"temperature": 26,</text:p>
      <text:p text:style-name="Standard"><text:s text:c="36"/>"value": 22,</text:p>
      <text:p text:style-name="Standard"><text:s text:c="36"/>"humidity": 0,</text:p>
      <text:p text:style-name="Standard"><text:s text:c="36"/>"co2": 0</text:p>
      <text:p text:style-name="Standard"><text:s text:c="32"/>}</text:p>
      <text:p text:style-name="Standard"><text:s text:c="28"/>],</text:p>
      <text:p text:style-name="Standard"><text:soft-page-break/><text:s text:c="28"/>"climateStatus": 0,</text:p>
      <text:p text:style-name="Standard"><text:s text:c="28"/>"temperature": 26,</text:p>
      <text:p text:style-name="Standard"><text:s text:c="28"/>"humidity": 0,</text:p>
      <text:p text:style-name="Standard"><text:s text:c="28"/>"co2": 0,</text:p>
      <text:p text:style-name="Standard"><text:s text:c="28"/>"value": 22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31,</text:p>
      <text:p text:style-name="Standard"><text:s text:c="40"/>"nemo": "Apagar",</text:p>
      <text:p text:style-name="Standard"><text:s text:c="40"/>"status": 0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42",</text:p>
      <text:p text:style-name="Standard"><text:s text:c="48"/>"nemo": "Led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3",</text:p>
      <text:p text:style-name="Standard"><text:s text:c="48"/>"nemo": "Focos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4",</text:p>
      <text:p text:style-name="Standard"><text:s text:c="48"/>"nemo": "Led Techo Ducha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oft-page-break/><text:s text:c="44"/>},</text:p>
      <text:p text:style-name="Standard"><text:s text:c="44"/>{</text:p>
      <text:p text:style-name="Standard"><text:s text:c="48"/>"id": "75",</text:p>
      <text:p text:style-name="Standard"><text:s text:c="48"/>"nemo": "Led Tech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32,</text:p>
      <text:p text:style-name="Standard"><text:s text:c="40"/>"nemo": "Maxima",</text:p>
      <text:p text:style-name="Standard"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42",</text:p>
      <text:p text:style-name="Standard"><text:s text:c="48"/>"nemo": "Led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3",</text:p>
      <text:p text:style-name="Standard"><text:s text:c="48"/>"nemo": "Focos Tech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4",</text:p>
      <text:p text:style-name="Standard"><text:s text:c="48"/>"nemo": "Led Techo Ducha",</text:p>
      <text:p text:style-name="Standard"><text:s text:c="48"/>"status": "1",</text:p>
      <text:p text:style-name="Standard"><text:s text:c="48"/>"intensity": "10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75",</text:p>
      <text:p text:style-name="Standard"><text:s text:c="48"/>"nemo": "Led Techo",</text:p>
      <text:p text:style-name="Standard"><text:s text:c="48"/>"status": "1",</text:p>
      <text:p text:style-name="Standard"><text:s text:c="48"/>"intensity": "100",</text:p>
      <text:p text:style-name="Standard"><text:s text:c="48"/>"color": "255$255$255"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oft-page-break/><text:s text:c="40"/>"id": 103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42",</text:p>
      <text:p text:style-name="Standard"><text:s text:c="48"/>"nemo": "Led Tech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3",</text:p>
      <text:p text:style-name="Standard"><text:s text:c="48"/>"nemo": "Focos Tech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4",</text:p>
      <text:p text:style-name="Standard"><text:s text:c="48"/>"nemo": "Led Techo Ducha",</text:p>
      <text:p text:style-name="Standard"><text:s text:c="48"/>"status": "1",</text:p>
      <text:p text:style-name="Standard"><text:s text:c="48"/>"intensity": "7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75",</text:p>
      <text:p text:style-name="Standard"><text:s text:c="48"/>"nemo": "Led Techo",</text:p>
      <text:p text:style-name="Standard"><text:s text:c="48"/>"status": "1",</text:p>
      <text:p text:style-name="Standard"><text:s text:c="48"/>"intensity": "70",</text:p>
      <text:p text:style-name="Standard"><text:s text:c="48"/>"color": "255$255$255"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4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42",</text:p>
      <text:p text:style-name="Standard"><text:s text:c="48"/>"nemo": "Led Tech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oft-page-break/><text:s text:c="44"/>},</text:p>
      <text:p text:style-name="Standard"><text:s text:c="44"/>{</text:p>
      <text:p text:style-name="Standard"><text:s text:c="48"/>"id": "43",</text:p>
      <text:p text:style-name="Standard"><text:s text:c="48"/>"nemo": "Focos Tech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4",</text:p>
      <text:p text:style-name="Standard"><text:s text:c="48"/>"nemo": "Led Techo Ducha",</text:p>
      <text:p text:style-name="Standard"><text:s text:c="48"/>"status": "1",</text:p>
      <text:p text:style-name="Standard"><text:s text:c="48"/>"intensity": "5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75",</text:p>
      <text:p text:style-name="Standard"><text:s text:c="48"/>"nemo": "Led Techo",</text:p>
      <text:p text:style-name="Standard"><text:s text:c="48"/>"status": "1",</text:p>
      <text:p text:style-name="Standard"><text:s text:c="48"/>"intensity": "50",</text:p>
      <text:p text:style-name="Standard"><text:s text:c="48"/>"color": "255$255$255"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5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42",</text:p>
      <text:p text:style-name="Standard"><text:s text:c="48"/>"nemo": "Led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3",</text:p>
      <text:p text:style-name="Standard"><text:s text:c="48"/>"nemo": "Focos Tech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4",</text:p>
      <text:p text:style-name="Standard"><text:s text:c="48"/>"nemo": "Led Techo Ducha",</text:p>
      <text:p text:style-name="Standard"><text:soft-page-break/><text:s text:c="48"/>"status": "1",</text:p>
      <text:p text:style-name="Standard"><text:s text:c="48"/>"intensity": "4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75",</text:p>
      <text:p text:style-name="Standard"><text:s text:c="48"/>"nemo": "Led Techo",</text:p>
      <text:p text:style-name="Standard"><text:s text:c="48"/>"status": "1",</text:p>
      <text:p text:style-name="Standard"><text:s text:c="48"/>"intensity": "40",</text:p>
      <text:p text:style-name="Standard"><text:s text:c="48"/>"color": "255$255$255"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6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42",</text:p>
      <text:p text:style-name="Standard"><text:s text:c="48"/>"nemo": "Led Tech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3",</text:p>
      <text:p text:style-name="Standard"><text:s text:c="48"/>"nemo": "Focos Tech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4",</text:p>
      <text:p text:style-name="Standard"><text:s text:c="48"/>"nemo": "Led Techo Ducha",</text:p>
      <text:p text:style-name="Standard"><text:s text:c="48"/>"status": "1",</text:p>
      <text:p text:style-name="Standard"><text:s text:c="48"/>"intensity": "30",</text:p>
      <text:p text:style-name="Standard"><text:s text:c="48"/>"color": "255$255$255"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75",</text:p>
      <text:p text:style-name="Standard"><text:s text:c="48"/>"nemo": "Led Techo",</text:p>
      <text:p text:style-name="Standard"><text:s text:c="48"/>"status": "1",</text:p>
      <text:p text:style-name="Standard"><text:s text:c="48"/>"intensity": "30",</text:p>
      <text:p text:style-name="Standard"><text:s text:c="48"/>"color": "255$255$255",</text:p>
      <text:p text:style-name="Standard"><text:s text:c="48"/>"temperature": "-1"</text:p>
      <text:p text:style-name="Standard"><text:soft-page-break/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7,</text:p>
      <text:p text:style-name="Standard"><text:s text:c="28"/>"nemo": "Garaje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45,</text:p>
      <text:p text:style-name="Standard"><text:s text:c="36"/>"nemo": "Led Techo",</text:p>
      <text:p text:style-name="Standard"><text:s text:c="36"/>"status": 0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null,</text:p>
      <text:p text:style-name="Standard"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oft-page-break/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null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8,</text:p>
      <text:p text:style-name="Standard"><text:s text:c="28"/>"nemo": "Porche Piscina",</text:p>
      <text:p text:style-name="Standard"><text:s text:c="28"/>"image": "",</text:p>
      <text:p text:style-name="Standard"><text:s text:c="28"/>"lightStatus": null,</text:p>
      <text:p text:style-name="Standard"><text:s text:c="28"/>"intensityEnabled": 1,</text:p>
      <text:p text:style-name="Standard"><text:s text:c="28"/>"colorEnabled": 1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25,</text:p>
      <text:p text:style-name="Standard"><text:s text:c="36"/>"nemo": "Led Porche",</text:p>
      <text:p text:style-name="Standard"><text:s text:c="36"/>"status": 0,</text:p>
      <text:p text:style-name="Standard"><text:s text:c="36"/>"intensity": 50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61,</text:p>
      <text:p text:style-name="Standard"><text:s text:c="36"/>"nemo": "Led Porche",</text:p>
      <text:p text:style-name="Standard"><text:s text:c="36"/>"status": 0,</text:p>
      <text:p text:style-name="Standard"><text:s text:c="36"/>"intensity": 17,</text:p>
      <text:p text:style-name="Standard"><text:s text:c="36"/>"color": "255,135,15"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null,</text:p>
      <text:p text:style-name="Standard"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oft-page-break/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33,</text:p>
      <text:p text:style-name="Standard"><text:s text:c="40"/>"nemo": "Apagar",</text:p>
      <text:p text:style-name="Standard"><text:s text:c="40"/>"status": 1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25",</text:p>
      <text:p text:style-name="Standard"><text:s text:c="48"/>"nemo": "Led Porche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1",</text:p>
      <text:p text:style-name="Standard"><text:s text:c="48"/>"nemo": "Led Porche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34,</text:p>
      <text:p text:style-name="Standard"><text:s text:c="40"/>"nemo": "Maxima",</text:p>
      <text:p text:style-name="Standard"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25",</text:p>
      <text:p text:style-name="Standard"><text:s text:c="48"/>"nemo": "Led Porche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1",</text:p>
      <text:p text:style-name="Standard"><text:s text:c="48"/>"nemo": "Led Porche",</text:p>
      <text:p text:style-name="Standard"><text:soft-page-break/><text:s text:c="48"/>"status": "1",</text:p>
      <text:p text:style-name="Standard"><text:s text:c="48"/>"intensity": "100",</text:p>
      <text:p text:style-name="Standard"><text:s text:c="48"/>"color": "255$255$255"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7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25",</text:p>
      <text:p text:style-name="Standard"><text:s text:c="48"/>"nemo": "Led Porche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1",</text:p>
      <text:p text:style-name="Standard"><text:s text:c="48"/>"nemo": "Led Porche",</text:p>
      <text:p text:style-name="Standard"><text:s text:c="48"/>"status": "1",</text:p>
      <text:p text:style-name="Standard"><text:s text:c="48"/>"intensity": "70",</text:p>
      <text:p text:style-name="Standard"><text:s text:c="48"/>"color": "255$255$255"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8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5",</text:p>
      <text:p text:style-name="Standard"><text:s text:c="48"/>"nemo": "Led Porche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1",</text:p>
      <text:p text:style-name="Standard"><text:s text:c="48"/>"nemo": "Led Porche",</text:p>
      <text:p text:style-name="Standard"><text:s text:c="48"/>"status": "1",</text:p>
      <text:p text:style-name="Standard"><text:s text:c="48"/>"intensity": "50",</text:p>
      <text:p text:style-name="Standard"><text:s text:c="48"/>"color": "255$255$255",</text:p>
      <text:p text:style-name="Standard"><text:s text:c="48"/>"temperature": "-1"</text:p>
      <text:p text:style-name="Standard"><text:soft-page-break/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09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5",</text:p>
      <text:p text:style-name="Standard"><text:s text:c="48"/>"nemo": "Led Porche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1",</text:p>
      <text:p text:style-name="Standard"><text:s text:c="48"/>"nemo": "Led Porche",</text:p>
      <text:p text:style-name="Standard"><text:s text:c="48"/>"status": "1",</text:p>
      <text:p text:style-name="Standard"><text:s text:c="48"/>"intensity": "40",</text:p>
      <text:p text:style-name="Standard"><text:s text:c="48"/>"color": "255$255$255"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10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25",</text:p>
      <text:p text:style-name="Standard"><text:s text:c="48"/>"nemo": "Led Porche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61",</text:p>
      <text:p text:style-name="Standard"><text:s text:c="48"/>"nemo": "Led Porche",</text:p>
      <text:p text:style-name="Standard"><text:s text:c="48"/>"status": "1",</text:p>
      <text:p text:style-name="Standard"><text:s text:c="48"/>"intensity": "30",</text:p>
      <text:p text:style-name="Standard"><text:s text:c="48"/>"color": "255$255$255"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oft-page-break/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19,</text:p>
      <text:p text:style-name="Standard"><text:s text:c="28"/>"nemo": "Barbacoa",</text:p>
      <text:p text:style-name="Standard"><text:s text:c="28"/>"image": "",</text:p>
      <text:p text:style-name="Standard"><text:s text:c="28"/>"lightStatus": null,</text:p>
      <text:p text:style-name="Standard"><text:s text:c="28"/>"intensityEnabled": 0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46,</text:p>
      <text:p text:style-name="Standard"><text:s text:c="36"/>"nemo": "Led Techo Barbacoa",</text:p>
      <text:p text:style-name="Standard"><text:s text:c="36"/>"status": 0,</text:p>
      <text:p text:style-name="Standard"><text:s text:c="36"/>"intensity": -1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null,</text:p>
      <text:p text:style-name="Standard"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oft-page-break/><text:s text:c="28"/>"scenesEnabled": 1,</text:p>
      <text:p text:style-name="Standard"><text:s text:c="28"/>"scenes": null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,</text:p>
      <text:p text:style-name="Standard"><text:s text:c="24"/>{</text:p>
      <text:p text:style-name="Standard"><text:s text:c="28"/>"model": 2,</text:p>
      <text:p text:style-name="Standard"><text:s text:c="28"/>"id": 20,</text:p>
      <text:p text:style-name="Standard"><text:s text:c="28"/>"nemo": "Baño Barbacoa",</text:p>
      <text:p text:style-name="Standard"><text:s text:c="28"/>"image": "",</text:p>
      <text:p text:style-name="Standard"><text:s text:c="28"/>"lightStatus": 1,</text:p>
      <text:p text:style-name="Standard"><text:s text:c="28"/>"intensityEnabled": 1,</text:p>
      <text:p text:style-name="Standard"><text:s text:c="28"/>"colorEnabled": 0,</text:p>
      <text:p text:style-name="Standard"><text:s text:c="28"/>"temperatureEnabled": 0,</text:p>
      <text:p text:style-name="Standard"><text:s text:c="28"/>"lightsMode": null,</text:p>
      <text:p text:style-name="Standard"><text:s text:c="28"/>"lights": [</text:p>
      <text:p text:style-name="Standard"><text:s text:c="32"/>{</text:p>
      <text:p text:style-name="Standard"><text:s text:c="36"/>"id": 47,</text:p>
      <text:p text:style-name="Standard"><text:s text:c="36"/>"nemo": "Led Techo Baño Barbacoa",</text:p>
      <text:p text:style-name="Standard"><text:s text:c="36"/>"status": 0,</text:p>
      <text:p text:style-name="Standard"><text:s text:c="36"/>"intensity": -1,</text:p>
      <text:p text:style-name="Standard"><text:s text:c="36"/>"color": null,</text:p>
      <text:p text:style-name="Standard"><text:s text:c="36"/>"temperature": -1</text:p>
      <text:p text:style-name="Standard"><text:s text:c="32"/>},</text:p>
      <text:p text:style-name="Standard"><text:s text:c="32"/>{</text:p>
      <text:p text:style-name="Standard"><text:s text:c="36"/>"id": 48,</text:p>
      <text:p text:style-name="Standard"><text:s text:c="36"/>"nemo": "Led Espejo Baño",</text:p>
      <text:p text:style-name="Standard"><text:s text:c="36"/>"status": 1,</text:p>
      <text:p text:style-name="Standard"><text:s text:c="36"/>"intensity": 100,</text:p>
      <text:p text:style-name="Standard"><text:s text:c="36"/>"color": null,</text:p>
      <text:p text:style-name="Standard"><text:s text:c="36"/>"temperature": -1</text:p>
      <text:p text:style-name="Standard"><text:s text:c="32"/>}</text:p>
      <text:p text:style-name="Standard"><text:s text:c="28"/>],</text:p>
      <text:p text:style-name="Standard"><text:s text:c="28"/>"climate": null,</text:p>
      <text:p text:style-name="Standard"><text:s text:c="28"/>"climateStatus": null,</text:p>
      <text:p text:style-name="Standard"><text:s text:c="28"/>"temperature": null,</text:p>
      <text:p text:style-name="Standard"><text:s text:c="28"/>"humidity": null,</text:p>
      <text:p text:style-name="Standard"><text:s text:c="28"/>"co2": null,</text:p>
      <text:p text:style-name="Standard"><text:s text:c="28"/>"value": null,</text:p>
      <text:p text:style-name="Standard"><text:s text:c="28"/>"fancoilStatus": null,</text:p>
      <text:p text:style-name="Standard"><text:s text:c="28"/>"fancoil": null,</text:p>
      <text:p text:style-name="Standard"><text:s text:c="28"/>"iotStatus": null,</text:p>
      <text:p text:style-name="Standard"><text:s text:c="28"/>"iot": null,</text:p>
      <text:p text:style-name="Standard"><text:s text:c="28"/>"pumpStatus": null,</text:p>
      <text:p text:style-name="Standard"><text:s text:c="28"/>"pumps": null,</text:p>
      <text:p text:style-name="Standard"><text:s text:c="28"/>"blindStatus": null,</text:p>
      <text:p text:style-name="Standard"><text:s text:c="28"/>"blinds": null,</text:p>
      <text:p text:style-name="Standard"><text:s text:c="28"/>"louverStatus": null,</text:p>
      <text:p text:style-name="Standard"><text:s text:c="28"/>"louvers": null,</text:p>
      <text:p text:style-name="Standard"><text:s text:c="28"/>"multimediaStatus": 1,</text:p>
      <text:p text:style-name="Standard"><text:soft-page-break/><text:s text:c="28"/>"multimedia": null,</text:p>
      <text:p text:style-name="Standard"><text:s text:c="28"/>"depuration": null,</text:p>
      <text:p text:style-name="Standard"><text:s text:c="28"/>"pool": [],</text:p>
      <text:p text:style-name="Standard"><text:s text:c="28"/>"programmingEnabled": "0",</text:p>
      <text:p text:style-name="Standard"><text:s text:c="28"/>"scenesEnabled": 1,</text:p>
      <text:p text:style-name="Standard"><text:s text:c="28"/>"scenes": {</text:p>
      <text:p text:style-name="Standard"><text:s text:c="32"/>"lights": [</text:p>
      <text:p text:style-name="Standard"><text:s text:c="36"/>{</text:p>
      <text:p text:style-name="Standard"><text:s text:c="40"/>"id": 35,</text:p>
      <text:p text:style-name="Standard"><text:s text:c="40"/>"nemo": "Apagar",</text:p>
      <text:p text:style-name="Standard"><text:s text:c="40"/>"status": 0,</text:p>
      <text:p text:style-name="Standard"><text:s text:c="40"/>"type": 0,</text:p>
      <text:p text:style-name="Standard"><text:s text:c="40"/>"lights": [</text:p>
      <text:p text:style-name="Standard"><text:s text:c="44"/>{</text:p>
      <text:p text:style-name="Standard"><text:s text:c="48"/>"id": "47",</text:p>
      <text:p text:style-name="Standard"><text:s text:c="48"/>"nemo": "Led Techo Baño Barbacoa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8",</text:p>
      <text:p text:style-name="Standard"><text:s text:c="48"/>"nemo": "Led Espejo Baño",</text:p>
      <text:p text:style-name="Standard"><text:s text:c="48"/>"status": "0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36,</text:p>
      <text:p text:style-name="Standard"><text:s text:c="40"/>"nemo": "Maxima",</text:p>
      <text:p text:style-name="Standard"><text:s text:c="40"/>"status": 0,</text:p>
      <text:p text:style-name="Standard"><text:s text:c="40"/>"type": 1,</text:p>
      <text:p text:style-name="Standard"><text:s text:c="40"/>"lights": [</text:p>
      <text:p text:style-name="Standard"><text:s text:c="44"/>{</text:p>
      <text:p text:style-name="Standard"><text:s text:c="48"/>"id": "47",</text:p>
      <text:p text:style-name="Standard"><text:s text:c="48"/>"nemo": "Led Techo Baño Barbacoa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8",</text:p>
      <text:p text:style-name="Standard"><text:s text:c="48"/>"nemo": "Led Espejo Baño",</text:p>
      <text:p text:style-name="Standard"><text:s text:c="48"/>"status": "1",</text:p>
      <text:p text:style-name="Standard"><text:s text:c="48"/>"intensity": "100",</text:p>
      <text:p text:style-name="Standard"><text:s text:c="48"/>"color": null,</text:p>
      <text:p text:style-name="Standard"><text:s text:c="48"/>"temperature": "-1"</text:p>
      <text:p text:style-name="Standard"><text:soft-page-break/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11,</text:p>
      <text:p text:style-name="Standard"><text:s text:c="40"/>"nemo": "Standard",</text:p>
      <text:p text:style-name="Standard"><text:s text:c="40"/>"status": 0,</text:p>
      <text:p text:style-name="Standard"><text:s text:c="40"/>"type": 2,</text:p>
      <text:p text:style-name="Standard"><text:s text:c="40"/>"lights": [</text:p>
      <text:p text:style-name="Standard"><text:s text:c="44"/>{</text:p>
      <text:p text:style-name="Standard"><text:s text:c="48"/>"id": "47",</text:p>
      <text:p text:style-name="Standard"><text:s text:c="48"/>"nemo": "Led Techo Baño Barbacoa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8",</text:p>
      <text:p text:style-name="Standard"><text:s text:c="48"/>"nemo": "Led Espejo Baño",</text:p>
      <text:p text:style-name="Standard"><text:s text:c="48"/>"status": "1",</text:p>
      <text:p text:style-name="Standard"><text:s text:c="48"/>"intensity": "7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12,</text:p>
      <text:p text:style-name="Standard"><text:s text:c="40"/>"nemo": "Slow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47",</text:p>
      <text:p text:style-name="Standard"><text:s text:c="48"/>"nemo": "Led Techo Baño Barbacoa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8",</text:p>
      <text:p text:style-name="Standard"><text:s text:c="48"/>"nemo": "Led Espejo Baño",</text:p>
      <text:p text:style-name="Standard"><text:s text:c="48"/>"status": "1",</text:p>
      <text:p text:style-name="Standard"><text:s text:c="48"/>"intensity": "5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oft-page-break/><text:s text:c="40"/>"id": 113,</text:p>
      <text:p text:style-name="Standard"><text:s text:c="40"/>"nemo": "Romantic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47",</text:p>
      <text:p text:style-name="Standard"><text:s text:c="48"/>"nemo": "Led Techo Baño Barbacoa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8",</text:p>
      <text:p text:style-name="Standard"><text:s text:c="48"/>"nemo": "Led Espejo Baño",</text:p>
      <text:p text:style-name="Standard"><text:s text:c="48"/>"status": "1",</text:p>
      <text:p text:style-name="Standard"><text:s text:c="48"/>"intensity": "4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,</text:p>
      <text:p text:style-name="Standard"><text:s text:c="36"/>{</text:p>
      <text:p text:style-name="Standard"><text:s text:c="40"/>"id": 114,</text:p>
      <text:p text:style-name="Standard"><text:s text:c="40"/>"nemo": "Relax",</text:p>
      <text:p text:style-name="Standard"><text:s text:c="40"/>"status": 0,</text:p>
      <text:p text:style-name="Standard"><text:s text:c="40"/>"type": 3,</text:p>
      <text:p text:style-name="Standard"><text:s text:c="40"/>"lights": [</text:p>
      <text:p text:style-name="Standard"><text:s text:c="44"/>{</text:p>
      <text:p text:style-name="Standard"><text:s text:c="48"/>"id": "47",</text:p>
      <text:p text:style-name="Standard"><text:s text:c="48"/>"nemo": "Led Techo Baño Barbacoa",</text:p>
      <text:p text:style-name="Standard"><text:s text:c="48"/>"status": "1",</text:p>
      <text:p text:style-name="Standard"><text:s text:c="48"/>"intensity": "-1",</text:p>
      <text:p text:style-name="Standard"><text:s text:c="48"/>"color": null,</text:p>
      <text:p text:style-name="Standard"><text:s text:c="48"/>"temperature": "-1"</text:p>
      <text:p text:style-name="Standard"><text:s text:c="44"/>},</text:p>
      <text:p text:style-name="Standard"><text:s text:c="44"/>{</text:p>
      <text:p text:style-name="Standard"><text:s text:c="48"/>"id": "48",</text:p>
      <text:p text:style-name="Standard"><text:s text:c="48"/>"nemo": "Led Espejo Baño",</text:p>
      <text:p text:style-name="Standard"><text:s text:c="48"/>"status": "1",</text:p>
      <text:p text:style-name="Standard"><text:s text:c="48"/>"intensity": "30",</text:p>
      <text:p text:style-name="Standard"><text:s text:c="48"/>"color": null,</text:p>
      <text:p text:style-name="Standard"><text:s text:c="48"/>"temperature": "-1"</text:p>
      <text:p text:style-name="Standard"><text:s text:c="44"/>}</text:p>
      <text:p text:style-name="Standard"><text:s text:c="40"/>]</text:p>
      <text:p text:style-name="Standard"><text:s text:c="36"/>}</text:p>
      <text:p text:style-name="Standard"><text:s text:c="32"/>],</text:p>
      <text:p text:style-name="Standard"><text:s text:c="32"/>"climate": null,</text:p>
      <text:p text:style-name="Standard"><text:s text:c="32"/>"blinds": null,</text:p>
      <text:p text:style-name="Standard"><text:s text:c="32"/>"iot": null,</text:p>
      <text:p text:style-name="Standard"><text:s text:c="32"/>"louvers": null,</text:p>
      <text:p text:style-name="Standard"><text:soft-page-break/><text:s text:c="32"/>"fancoils": null</text:p>
      <text:p text:style-name="Standard"><text:s text:c="28"/>},</text:p>
      <text:p text:style-name="Standard"><text:s text:c="28"/>"ambientsEnabled": 0,</text:p>
      <text:p text:style-name="Standard"><text:s text:c="28"/>"ambients": null,</text:p>
      <text:p text:style-name="Standard"><text:s text:c="28"/>"routinesEnabled": 0,</text:p>
      <text:p text:style-name="Standard"><text:s text:c="28"/>"routines": null</text:p>
      <text:p text:style-name="Standard"><text:s text:c="24"/>}</text:p>
      <text:p text:style-name="Standard"><text:s text:c="20"/>],</text:p>
      <text:p text:style-name="Standard"><text:s text:c="20"/>"lightsStatus": 1,</text:p>
      <text:p text:style-name="Standard"><text:s text:c="20"/>"lightsEnabled": 1,</text:p>
      <text:p text:style-name="Standard"><text:s text:c="20"/>"intensityEnabled": 1,</text:p>
      <text:p text:style-name="Standard"><text:s text:c="20"/>"colorEnabled": 1,</text:p>
      <text:p text:style-name="Standard"><text:s text:c="20"/>"temperatureEnabled": 0,</text:p>
      <text:p text:style-name="Standard"><text:s text:c="20"/>"climateEnabled": 1,</text:p>
      <text:p text:style-name="Standard"><text:s text:c="20"/>"climateStatus": 0,</text:p>
      <text:p text:style-name="Standard"><text:s text:c="20"/>"blindsEnabled": 0,</text:p>
      <text:p text:style-name="Standard"><text:s text:c="20"/>"iotEnabled": 0,</text:p>
      <text:p text:style-name="Standard"><text:s text:c="20"/>"iotStatus": 0,</text:p>
      <text:p text:style-name="Standard"><text:s text:c="20"/>"pumpsEnabled": 0,</text:p>
      <text:p text:style-name="Standard"><text:s text:c="20"/>"pumpsStatus": 0,</text:p>
      <text:p text:style-name="Standard"><text:s text:c="20"/>"louversEnabled": 0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</text:p>
      <text:p text:style-name="Standard"><text:s text:c="12"/>],</text:p>
      <text:p text:style-name="Standard"><text:s text:c="12"/>"rooms": null,</text:p>
      <text:p text:style-name="Standard"><text:s text:c="12"/>"lightsStatus": 1,</text:p>
      <text:p text:style-name="Standard"><text:s text:c="12"/>"lightsEnabled": 1,</text:p>
      <text:p text:style-name="Standard"><text:s text:c="12"/>"intensityEnabled": 1,</text:p>
      <text:p text:style-name="Standard"><text:s text:c="12"/>"colorEnabled": 1,</text:p>
      <text:p text:style-name="Standard"><text:s text:c="12"/>"temperatureEnabled": 0,</text:p>
      <text:p text:style-name="Standard"><text:s text:c="12"/>"climateEnabled": 1,</text:p>
      <text:p text:style-name="Standard"><text:s text:c="12"/>"climateStatus": 0,</text:p>
      <text:p text:style-name="Standard"><text:s text:c="12"/>"blindsEnabled": 0,</text:p>
      <text:p text:style-name="Standard"><text:s text:c="12"/>"iotEnabled": 0,</text:p>
      <text:p text:style-name="Standard"><text:s text:c="12"/>"iotStatus": 0,</text:p>
      <text:p text:style-name="Standard"><text:s text:c="12"/>"pumpsEnabled": 1,</text:p>
      <text:p text:style-name="Standard"><text:s text:c="12"/>"pumpsStatus": 0,</text:p>
      <text:p text:style-name="Standard"><text:s text:c="12"/>"louversEnabled": 1,</text:p>
      <text:p text:style-name="Standard"><text:s text:c="12"/>"scenesEnabled": 1,</text:p>
      <text:p text:style-name="Standard"><text:s text:c="12"/>"scenes": null,</text:p>
      <text:p text:style-name="Standard"><text:s text:c="12"/>"ambientsEnabled": 0,</text:p>
      <text:p text:style-name="Standard"><text:s text:c="12"/>"ambients": null,</text:p>
      <text:p text:style-name="Standard"><text:s text:c="12"/>"routinesEnabled": 0,</text:p>
      <text:p text:style-name="Standard"><text:s text:c="12"/>"routines": null</text:p>
      <text:p text:style-name="Standard"><text:s text:c="8"/>},</text:p>
      <text:p text:style-name="Standard"><text:s text:c="8"/>{</text:p>
      <text:p text:style-name="Standard"><text:s text:c="12"/>"id": 3,</text:p>
      <text:p text:style-name="Standard"><text:soft-page-break/><text:s text:c="12"/>"nemo": "Sotano",</text:p>
      <text:p text:style-name="Standard"><text:s text:c="12"/>"icon": "fas fa-seedling",</text:p>
      <text:p text:style-name="Standard"><text:s text:c="12"/>"groups": [],</text:p>
      <text:p text:style-name="Standard"><text:s text:c="12"/>"rooms": [</text:p>
      <text:p text:style-name="Standard"><text:s text:c="16"/>{</text:p>
      <text:p text:style-name="Standard"><text:s text:c="20"/>"model": 2,</text:p>
      <text:p text:style-name="Standard"><text:s text:c="20"/>"id": 21,</text:p>
      <text:p text:style-name="Standard"><text:s text:c="20"/>"nemo": "Distribuidor",</text:p>
      <text:p text:style-name="Standard"><text:s text:c="20"/>"image": "",</text:p>
      <text:p text:style-name="Standard"><text:s text:c="20"/>"lightStatus": 1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54,</text:p>
      <text:p text:style-name="Standard"><text:s text:c="28"/>"nemo": "Led Distribuidor",</text:p>
      <text:p text:style-name="Standard"><text:s text:c="28"/>"status": 1,</text:p>
      <text:p text:style-name="Standard"><text:s text:c="28"/>"intensity": 7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55,</text:p>
      <text:p text:style-name="Standard"><text:s text:c="28"/>"nemo": "Focos Bajo Escalera",</text:p>
      <text:p text:style-name="Standard"><text:s text:c="28"/>"status": 1,</text:p>
      <text:p text:style-name="Standard"><text:s text:c="28"/>"intensity": 7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[</text:p>
      <text:p text:style-name="Standard"><text:s text:c="24"/>{</text:p>
      <text:p text:style-name="Standard"><text:s text:c="28"/>"id": 13,</text:p>
      <text:p text:style-name="Standard"><text:s text:c="28"/>"status": 0,</text:p>
      <text:p text:style-name="Standard"><text:s text:c="28"/>"nemo": "Distribuidor Pt Sotano",</text:p>
      <text:p text:style-name="Standard"><text:s text:c="28"/>"temperature": 22,</text:p>
      <text:p text:style-name="Standard"><text:s text:c="28"/>"value": 22,</text:p>
      <text:p text:style-name="Standard"><text:s text:c="28"/>"humidity": 0,</text:p>
      <text:p text:style-name="Standard"><text:s text:c="28"/>"co2": 0</text:p>
      <text:p text:style-name="Standard"><text:s text:c="24"/>}</text:p>
      <text:p text:style-name="Standard"><text:s text:c="20"/>],</text:p>
      <text:p text:style-name="Standard"><text:s text:c="20"/>"climateStatus": 0,</text:p>
      <text:p text:style-name="Standard"><text:s text:c="20"/>"temperature": 22,</text:p>
      <text:p text:style-name="Standard"><text:s text:c="20"/>"humidity": 0,</text:p>
      <text:p text:style-name="Standard"><text:s text:c="20"/>"co2": 0,</text:p>
      <text:p text:style-name="Standard"><text:s text:c="20"/>"value": 22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oft-page-break/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37,</text:p>
      <text:p text:style-name="Standard"><text:s text:c="32"/>"nemo": "Apagar",</text:p>
      <text:p text:style-name="Standard"><text:s text:c="32"/>"status": 0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54",</text:p>
      <text:p text:style-name="Standard"><text:s text:c="40"/>"nemo": "Led Distribuidor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5",</text:p>
      <text:p text:style-name="Standard"><text:s text:c="40"/>"nemo": "Focos Bajo Escalera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38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54",</text:p>
      <text:p text:style-name="Standard"><text:s text:c="40"/>"nemo": "Led Distribuidor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55",</text:p>
      <text:p text:style-name="Standard"><text:s text:c="40"/>"nemo": "Focos Bajo Escalera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15,</text:p>
      <text:p text:style-name="Standard"><text:s text:c="32"/>"nemo": "Standard",</text:p>
      <text:p text:style-name="Standard"><text:s text:c="32"/>"status": 1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54",</text:p>
      <text:p text:style-name="Standard"><text:s text:c="40"/>"nemo": "Led Distribuidor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5",</text:p>
      <text:p text:style-name="Standard"><text:s text:c="40"/>"nemo": "Focos Bajo Escalera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16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4",</text:p>
      <text:p text:style-name="Standard"><text:s text:c="40"/>"nemo": "Led Distribuidor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5",</text:p>
      <text:p text:style-name="Standard"><text:s text:c="40"/>"nemo": "Focos Bajo Escalera",</text:p>
      <text:p text:style-name="Standard"><text:s text:c="40"/>"status": "1",</text:p>
      <text:p text:style-name="Standard"><text:soft-page-break/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17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4",</text:p>
      <text:p text:style-name="Standard"><text:s text:c="40"/>"nemo": "Led Distribuidor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5",</text:p>
      <text:p text:style-name="Standard"><text:s text:c="40"/>"nemo": "Focos Bajo Escalera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18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4",</text:p>
      <text:p text:style-name="Standard"><text:s text:c="40"/>"nemo": "Led Distribuidor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5",</text:p>
      <text:p text:style-name="Standard"><text:s text:c="40"/>"nemo": "Focos Bajo Escalera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oft-page-break/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22,</text:p>
      <text:p text:style-name="Standard"><text:s text:c="20"/>"nemo": "Cuarto Instalaciones",</text:p>
      <text:p text:style-name="Standard"><text:s text:c="20"/>"image": "",</text:p>
      <text:p text:style-name="Standard"><text:s text:c="20"/>"lightStatus": null,</text:p>
      <text:p text:style-name="Standard"><text:s text:c="20"/>"intensityEnabled": 0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null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oft-page-break/><text:s text:c="16"/>},</text:p>
      <text:p text:style-name="Standard"><text:s text:c="16"/>{</text:p>
      <text:p text:style-name="Standard"><text:s text:c="20"/>"model": 2,</text:p>
      <text:p text:style-name="Standard"><text:s text:c="20"/>"id": 23,</text:p>
      <text:p text:style-name="Standard"><text:s text:c="20"/>"nemo": "Dormitorio",</text:p>
      <text:p text:style-name="Standard"><text:s text:c="20"/>"image": "",</text:p>
      <text:p text:style-name="Standard"><text:s text:c="20"/>"lightStatus": 1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49,</text:p>
      <text:p text:style-name="Standard"><text:s text:c="28"/>"nemo": "Led Cabecero",</text:p>
      <text:p text:style-name="Standard"><text:s text:c="28"/>"status": 1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50,</text:p>
      <text:p text:style-name="Standard"><text:s text:c="28"/>"nemo": "Led Fosa Techo",</text:p>
      <text:p text:style-name="Standard"><text:s text:c="28"/>"status": 0,</text:p>
      <text:p text:style-name="Standard"><text:s text:c="28"/>"intensity": 7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51,</text:p>
      <text:p text:style-name="Standard"><text:s text:c="28"/>"nemo": "Focos Techo Armario",</text:p>
      <text:p text:style-name="Standard"><text:s text:c="28"/>"status": 0,</text:p>
      <text:p text:style-name="Standard"><text:s text:c="28"/>"intensity": 7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[</text:p>
      <text:p text:style-name="Standard"><text:s text:c="24"/>{</text:p>
      <text:p text:style-name="Standard"><text:s text:c="28"/>"id": 12,</text:p>
      <text:p text:style-name="Standard"><text:s text:c="28"/>"status": 0,</text:p>
      <text:p text:style-name="Standard"><text:s text:c="28"/>"nemo": "Habitacion Pt Sotano",</text:p>
      <text:p text:style-name="Standard"><text:s text:c="28"/>"temperature": 23,</text:p>
      <text:p text:style-name="Standard"><text:s text:c="28"/>"value": 22,</text:p>
      <text:p text:style-name="Standard"><text:s text:c="28"/>"humidity": 0,</text:p>
      <text:p text:style-name="Standard"><text:s text:c="28"/>"co2": 0</text:p>
      <text:p text:style-name="Standard"><text:s text:c="24"/>}</text:p>
      <text:p text:style-name="Standard"><text:s text:c="20"/>],</text:p>
      <text:p text:style-name="Standard"><text:s text:c="20"/>"climateStatus": 0,</text:p>
      <text:p text:style-name="Standard"><text:s text:c="20"/>"temperature": 23,</text:p>
      <text:p text:style-name="Standard"><text:s text:c="20"/>"humidity": 0,</text:p>
      <text:p text:style-name="Standard"><text:s text:c="20"/>"co2": 0,</text:p>
      <text:p text:style-name="Standard"><text:soft-page-break/><text:s text:c="20"/>"value": 22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1,</text:p>
      <text:p text:style-name="Standard"><text:s text:c="20"/>"louvers": [</text:p>
      <text:p text:style-name="Standard"><text:s text:c="24"/>{</text:p>
      <text:p text:style-name="Standard"><text:s text:c="28"/>"id": 5,</text:p>
      <text:p text:style-name="Standard"><text:s text:c="28"/>"nemo": "Persiana Hab sotano",</text:p>
      <text:p text:style-name="Standard"><text:s text:c="28"/>"position": 0,</text:p>
      <text:p text:style-name="Standard"><text:s text:c="28"/>"dim": 1</text:p>
      <text:p text:style-name="Standard"><text:s text:c="24"/>}</text:p>
      <text:p text:style-name="Standard"><text:s text:c="20"/>]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39,</text:p>
      <text:p text:style-name="Standard"><text:s text:c="32"/>"nemo": "Apagar",</text:p>
      <text:p text:style-name="Standard"><text:s text:c="32"/>"status": 0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49",</text:p>
      <text:p text:style-name="Standard"><text:s text:c="40"/>"nemo": "Led Cabecer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0",</text:p>
      <text:p text:style-name="Standard"><text:s text:c="40"/>"nemo": "Led Fosa Tech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1",</text:p>
      <text:p text:style-name="Standard"><text:s text:c="40"/>"nemo": "Focos Techo Armario",</text:p>
      <text:p text:style-name="Standard"><text:s text:c="40"/>"status": "0",</text:p>
      <text:p text:style-name="Standard"><text:soft-page-break/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0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49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0",</text:p>
      <text:p text:style-name="Standard"><text:s text:c="40"/>"nemo": "Led Fosa Tech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1",</text:p>
      <text:p text:style-name="Standard"><text:s text:c="40"/>"nemo": "Focos Techo Armari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19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49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50",</text:p>
      <text:p text:style-name="Standard"><text:s text:c="40"/>"nemo": "Led Fosa Tech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1",</text:p>
      <text:p text:style-name="Standard"><text:s text:c="40"/>"nemo": "Focos Techo Armari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0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49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0",</text:p>
      <text:p text:style-name="Standard"><text:s text:c="40"/>"nemo": "Led Fosa Tech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1",</text:p>
      <text:p text:style-name="Standard"><text:s text:c="40"/>"nemo": "Focos Techo Armari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1,</text:p>
      <text:p text:style-name="Standard"><text:soft-page-break/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49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0",</text:p>
      <text:p text:style-name="Standard"><text:s text:c="40"/>"nemo": "Led Fosa Tech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1",</text:p>
      <text:p text:style-name="Standard"><text:s text:c="40"/>"nemo": "Focos Techo Armari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2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49",</text:p>
      <text:p text:style-name="Standard"><text:s text:c="40"/>"nemo": "Led Cabecer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0",</text:p>
      <text:p text:style-name="Standard"><text:s text:c="40"/>"nemo": "Led Fosa Tech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51",</text:p>
      <text:p text:style-name="Standard"><text:s text:c="40"/>"nemo": "Focos Techo Armari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24,</text:p>
      <text:p text:style-name="Standard"><text:s text:c="20"/>"nemo": "Baño Dormitorio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52,</text:p>
      <text:p text:style-name="Standard"><text:s text:c="28"/>"nemo": "Focos Baño",</text:p>
      <text:p text:style-name="Standard"><text:s text:c="28"/>"status": 0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53,</text:p>
      <text:p text:style-name="Standard"><text:s text:c="28"/>"nemo": "Led Espej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oft-page-break/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41,</text:p>
      <text:p text:style-name="Standard"><text:s text:c="32"/>"nemo": "Apagar",</text:p>
      <text:p text:style-name="Standard"><text:s text:c="32"/>"status": 1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52",</text:p>
      <text:p text:style-name="Standard"><text:s text:c="40"/>"nemo": "Focos Bañ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3",</text:p>
      <text:p text:style-name="Standard"><text:s text:c="40"/>"nemo": "Led Espej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2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oft-page-break/><text:s text:c="36"/>{</text:p>
      <text:p text:style-name="Standard"><text:s text:c="40"/>"id": "52",</text:p>
      <text:p text:style-name="Standard"><text:s text:c="40"/>"nemo": "Focos Bañ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3",</text:p>
      <text:p text:style-name="Standard"><text:s text:c="40"/>"nemo": "Led Espej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3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52",</text:p>
      <text:p text:style-name="Standard"><text:s text:c="40"/>"nemo": "Focos Bañ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3",</text:p>
      <text:p text:style-name="Standard"><text:s text:c="40"/>"nemo": "Led Espej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4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2",</text:p>
      <text:p text:style-name="Standard"><text:s text:c="40"/>"nemo": "Focos Baño",</text:p>
      <text:p text:style-name="Standard"><text:s text:c="40"/>"status": "1",</text:p>
      <text:p text:style-name="Standard"><text:soft-page-break/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3",</text:p>
      <text:p text:style-name="Standard"><text:s text:c="40"/>"nemo": "Led Espej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5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2",</text:p>
      <text:p text:style-name="Standard"><text:s text:c="40"/>"nemo": "Focos Bañ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53",</text:p>
      <text:p text:style-name="Standard"><text:s text:c="40"/>"nemo": "Led Espej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6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52",</text:p>
      <text:p text:style-name="Standard"><text:s text:c="40"/>"nemo": "Focos Baño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53",</text:p>
      <text:p text:style-name="Standard"><text:s text:c="40"/>"nemo": "Led Espej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25,</text:p>
      <text:p text:style-name="Standard"><text:s text:c="20"/>"nemo": "Sala Estar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62,</text:p>
      <text:p text:style-name="Standard"><text:s text:c="28"/>"nemo": "Focos Tech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[</text:p>
      <text:p text:style-name="Standard"><text:s text:c="24"/>{</text:p>
      <text:p text:style-name="Standard"><text:s text:c="28"/>"id": 11,</text:p>
      <text:p text:style-name="Standard"><text:s text:c="28"/>"status": 0,</text:p>
      <text:p text:style-name="Standard"><text:s text:c="28"/>"nemo": "Sala Estar",</text:p>
      <text:p text:style-name="Standard"><text:s text:c="28"/>"temperature": 22,</text:p>
      <text:p text:style-name="Standard"><text:s text:c="28"/>"value": 22,</text:p>
      <text:p text:style-name="Standard"><text:s text:c="28"/>"humidity": 0,</text:p>
      <text:p text:style-name="Standard"><text:s text:c="28"/>"co2": 0</text:p>
      <text:p text:style-name="Standard"><text:s text:c="24"/>}</text:p>
      <text:p text:style-name="Standard"><text:soft-page-break/><text:s text:c="20"/>],</text:p>
      <text:p text:style-name="Standard"><text:s text:c="20"/>"climateStatus": 0,</text:p>
      <text:p text:style-name="Standard"><text:s text:c="20"/>"temperature": 22,</text:p>
      <text:p text:style-name="Standard"><text:s text:c="20"/>"humidity": 0,</text:p>
      <text:p text:style-name="Standard"><text:s text:c="20"/>"co2": 0,</text:p>
      <text:p text:style-name="Standard"><text:s text:c="20"/>"value": 22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26,</text:p>
      <text:p text:style-name="Standard"><text:s text:c="20"/>"nemo": "Lavanderia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63,</text:p>
      <text:p text:style-name="Standard"><text:s text:c="28"/>"nemo": "Focos Tech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oft-page-break/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38,</text:p>
      <text:p text:style-name="Standard"><text:s text:c="20"/>"nemo": "Distribuidor Lavanderia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64,</text:p>
      <text:p text:style-name="Standard"><text:s text:c="28"/>"nemo": "Focos Tech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oft-page-break/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39,</text:p>
      <text:p text:style-name="Standard"><text:s text:c="20"/>"nemo": "Baño Sala Estar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66,</text:p>
      <text:p text:style-name="Standard"><text:s text:c="28"/>"nemo": "Focos Tech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oft-page-break/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</text:p>
      <text:p text:style-name="Standard"><text:s text:c="12"/>],</text:p>
      <text:p text:style-name="Standard"><text:s text:c="12"/>"lightsStatus": 1,</text:p>
      <text:p text:style-name="Standard"><text:s text:c="12"/>"lightsEnabled": 1,</text:p>
      <text:p text:style-name="Standard"><text:s text:c="12"/>"intensityEnabled": 1,</text:p>
      <text:p text:style-name="Standard"><text:s text:c="12"/>"colorEnabled": 1,</text:p>
      <text:p text:style-name="Standard"><text:s text:c="12"/>"temperatureEnabled": 0,</text:p>
      <text:p text:style-name="Standard"><text:s text:c="12"/>"climateEnabled": 1,</text:p>
      <text:p text:style-name="Standard"><text:s text:c="12"/>"climateStatus": 0,</text:p>
      <text:p text:style-name="Standard"><text:s text:c="12"/>"blindsEnabled": 0,</text:p>
      <text:p text:style-name="Standard"><text:s text:c="12"/>"iotEnabled": 0,</text:p>
      <text:p text:style-name="Standard"><text:s text:c="12"/>"iotStatus": 0,</text:p>
      <text:p text:style-name="Standard"><text:s text:c="12"/>"pumpsEnabled": 1,</text:p>
      <text:p text:style-name="Standard"><text:s text:c="12"/>"pumpsStatus": 0,</text:p>
      <text:p text:style-name="Standard"><text:s text:c="12"/>"louversEnabled": 1,</text:p>
      <text:p text:style-name="Standard"><text:s text:c="12"/>"scenesEnabled": 1,</text:p>
      <text:p text:style-name="Standard"><text:s text:c="12"/>"scenes": null,</text:p>
      <text:p text:style-name="Standard"><text:s text:c="12"/>"ambientsEnabled": 0,</text:p>
      <text:p text:style-name="Standard"><text:s text:c="12"/>"ambients": null,</text:p>
      <text:p text:style-name="Standard"><text:s text:c="12"/>"routinesEnabled": 0,</text:p>
      <text:p text:style-name="Standard"><text:s text:c="12"/>"routines": null</text:p>
      <text:p text:style-name="Standard"><text:s text:c="8"/>},</text:p>
      <text:p text:style-name="Standard"><text:s text:c="8"/>{</text:p>
      <text:p text:style-name="Standard"><text:s text:c="12"/>"id": 4,</text:p>
      <text:p text:style-name="Standard"><text:s text:c="12"/>"nemo": "Estudio",</text:p>
      <text:p text:style-name="Standard"><text:s text:c="12"/>"icon": "fas fa-video",</text:p>
      <text:p text:style-name="Standard"><text:s text:c="12"/>"groups": [],</text:p>
      <text:p text:style-name="Standard"><text:s text:c="12"/>"rooms": [</text:p>
      <text:p text:style-name="Standard"><text:s text:c="16"/>{</text:p>
      <text:p text:style-name="Standard"><text:s text:c="20"/>"model": 2,</text:p>
      <text:p text:style-name="Standard"><text:s text:c="20"/>"id": 28,</text:p>
      <text:p text:style-name="Standard"><text:s text:c="20"/>"nemo": "Hall Entrada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oft-page-break/><text:s text:c="20"/>"lightsMode": null,</text:p>
      <text:p text:style-name="Standard"><text:s text:c="20"/>"lights": [</text:p>
      <text:p text:style-name="Standard"><text:s text:c="24"/>{</text:p>
      <text:p text:style-name="Standard"><text:s text:c="28"/>"id": 70,</text:p>
      <text:p text:style-name="Standard"><text:s text:c="28"/>"nemo": "Led Hall Entrada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29,</text:p>
      <text:p text:style-name="Standard"><text:s text:c="20"/>"nemo": "Baño Estudio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71,</text:p>
      <text:p text:style-name="Standard"><text:soft-page-break/><text:s text:c="28"/>"nemo": "Focos Techo Baño",</text:p>
      <text:p text:style-name="Standard"><text:s text:c="28"/>"status": 0,</text:p>
      <text:p text:style-name="Standard"><text:s text:c="28"/>"intensity": 5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72,</text:p>
      <text:p text:style-name="Standard"><text:s text:c="28"/>"nemo": "Led Espejo",</text:p>
      <text:p text:style-name="Standard"><text:s text:c="28"/>"status": 0,</text:p>
      <text:p text:style-name="Standard"><text:s text:c="28"/>"intensity": 5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1,</text:p>
      <text:p text:style-name="Standard"><text:s text:c="32"/>"nemo": "Apagar",</text:p>
      <text:p text:style-name="Standard"><text:s text:c="32"/>"status": 1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71",</text:p>
      <text:p text:style-name="Standard"><text:s text:c="40"/>"nemo": "Focos Techo Bañ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oft-page-break/><text:s text:c="36"/>},</text:p>
      <text:p text:style-name="Standard"><text:s text:c="36"/>{</text:p>
      <text:p text:style-name="Standard"><text:s text:c="40"/>"id": "72",</text:p>
      <text:p text:style-name="Standard"><text:s text:c="40"/>"nemo": "Led Espej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2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71",</text:p>
      <text:p text:style-name="Standard"><text:s text:c="40"/>"nemo": "Focos Techo Bañ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2",</text:p>
      <text:p text:style-name="Standard"><text:s text:c="40"/>"nemo": "Led Espej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3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71",</text:p>
      <text:p text:style-name="Standard"><text:s text:c="40"/>"nemo": "Focos Techo Baño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2",</text:p>
      <text:p text:style-name="Standard"><text:s text:c="40"/>"nemo": "Led Espejo",</text:p>
      <text:p text:style-name="Standard"><text:soft-page-break/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4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71",</text:p>
      <text:p text:style-name="Standard"><text:s text:c="40"/>"nemo": "Focos Techo Bañ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2",</text:p>
      <text:p text:style-name="Standard"><text:s text:c="40"/>"nemo": "Led Espej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5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71",</text:p>
      <text:p text:style-name="Standard"><text:s text:c="40"/>"nemo": "Focos Techo Bañ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2",</text:p>
      <text:p text:style-name="Standard"><text:s text:c="40"/>"nemo": "Led Espej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oft-page-break/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6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71",</text:p>
      <text:p text:style-name="Standard"><text:s text:c="40"/>"nemo": "Focos Techo Bañ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2",</text:p>
      <text:p text:style-name="Standard"><text:s text:c="40"/>"nemo": "Led Espej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30,</text:p>
      <text:p text:style-name="Standard"><text:s text:c="20"/>"nemo": "Sala Reuniones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69,</text:p>
      <text:p text:style-name="Standard"><text:soft-page-break/><text:s text:c="28"/>"nemo": "Focos Techo",</text:p>
      <text:p text:style-name="Standard"><text:s text:c="28"/>"status": 0,</text:p>
      <text:p text:style-name="Standard"><text:s text:c="28"/>"intensity": 96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31,</text:p>
      <text:p text:style-name="Standard"><text:s text:c="20"/>"nemo": "Estudio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67,</text:p>
      <text:p text:style-name="Standard"><text:s text:c="28"/>"nemo": "Focos Carril",</text:p>
      <text:p text:style-name="Standard"><text:s text:c="28"/>"status": 0,</text:p>
      <text:p text:style-name="Standard"><text:s text:c="28"/>"intensity": 55,</text:p>
      <text:p text:style-name="Standard"><text:s text:c="28"/>"color": null,</text:p>
      <text:p text:style-name="Standard"><text:soft-page-break/><text:s text:c="28"/>"temperature": -1</text:p>
      <text:p text:style-name="Standard"><text:s text:c="24"/>},</text:p>
      <text:p text:style-name="Standard"><text:s text:c="24"/>{</text:p>
      <text:p text:style-name="Standard"><text:s text:c="28"/>"id": 68,</text:p>
      <text:p text:style-name="Standard"><text:s text:c="28"/>"nemo": "Focos Carril",</text:p>
      <text:p text:style-name="Standard"><text:s text:c="28"/>"status": 0,</text:p>
      <text:p text:style-name="Standard"><text:s text:c="28"/>"intensity": 55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3,</text:p>
      <text:p text:style-name="Standard"><text:s text:c="32"/>"nemo": "Apagar",</text:p>
      <text:p text:style-name="Standard"><text:s text:c="32"/>"status": 1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67",</text:p>
      <text:p text:style-name="Standard"><text:s text:c="40"/>"nemo": "Focos Carril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8",</text:p>
      <text:p text:style-name="Standard"><text:s text:c="40"/>"nemo": "Focos Carril",</text:p>
      <text:p text:style-name="Standard"><text:soft-page-break/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67",</text:p>
      <text:p text:style-name="Standard"><text:s text:c="40"/>"nemo": "Focos Carril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8",</text:p>
      <text:p text:style-name="Standard"><text:s text:c="40"/>"nemo": "Focos Carril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7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67",</text:p>
      <text:p text:style-name="Standard"><text:s text:c="40"/>"nemo": "Focos Carril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8",</text:p>
      <text:p text:style-name="Standard"><text:s text:c="40"/>"nemo": "Focos Carril",</text:p>
      <text:p text:style-name="Standard"><text:s text:c="40"/>"status": "1",</text:p>
      <text:p text:style-name="Standard"><text:s text:c="40"/>"intensity": "70",</text:p>
      <text:p text:style-name="Standard"><text:s text:c="40"/>"color": null,</text:p>
      <text:p text:style-name="Standard"><text:s text:c="40"/>"temperature": "-1"</text:p>
      <text:p text:style-name="Standard"><text:soft-page-break/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8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67",</text:p>
      <text:p text:style-name="Standard"><text:s text:c="40"/>"nemo": "Focos Carril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8",</text:p>
      <text:p text:style-name="Standard"><text:s text:c="40"/>"nemo": "Focos Carril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49,</text:p>
      <text:p text:style-name="Standard"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67",</text:p>
      <text:p text:style-name="Standard"><text:s text:c="40"/>"nemo": "Focos Carril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8",</text:p>
      <text:p text:style-name="Standard"><text:s text:c="40"/>"nemo": "Focos Carril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oft-page-break/><text:s text:c="32"/>"id": 50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67",</text:p>
      <text:p text:style-name="Standard"><text:s text:c="40"/>"nemo": "Focos Carril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68",</text:p>
      <text:p text:style-name="Standard"><text:s text:c="40"/>"nemo": "Focos Carril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32,</text:p>
      <text:p text:style-name="Standard"><text:s text:c="20"/>"nemo": "Invernadero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73,</text:p>
      <text:p text:style-name="Standard"><text:s text:c="28"/>"nemo": "Focos Invernadero",</text:p>
      <text:p text:style-name="Standard"><text:s text:c="28"/>"status": 0,</text:p>
      <text:p text:style-name="Standard"><text:s text:c="28"/>"intensity": 65,</text:p>
      <text:p text:style-name="Standard"><text:s text:c="28"/>"color": null,</text:p>
      <text:p text:style-name="Standard"><text:soft-page-break/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</text:p>
      <text:p text:style-name="Standard"><text:s text:c="12"/>],</text:p>
      <text:p text:style-name="Standard"><text:s text:c="12"/>"lightsStatus": 1,</text:p>
      <text:p text:style-name="Standard"><text:s text:c="12"/>"lightsEnabled": 1,</text:p>
      <text:p text:style-name="Standard"><text:s text:c="12"/>"intensityEnabled": 1,</text:p>
      <text:p text:style-name="Standard"><text:s text:c="12"/>"colorEnabled": 1,</text:p>
      <text:p text:style-name="Standard"><text:s text:c="12"/>"temperatureEnabled": 0,</text:p>
      <text:p text:style-name="Standard"><text:s text:c="12"/>"climateEnabled": 1,</text:p>
      <text:p text:style-name="Standard"><text:s text:c="12"/>"climateStatus": 0,</text:p>
      <text:p text:style-name="Standard"><text:s text:c="12"/>"blindsEnabled": 0,</text:p>
      <text:p text:style-name="Standard"><text:s text:c="12"/>"iotEnabled": 0,</text:p>
      <text:p text:style-name="Standard"><text:s text:c="12"/>"iotStatus": 0,</text:p>
      <text:p text:style-name="Standard"><text:s text:c="12"/>"pumpsEnabled": 1,</text:p>
      <text:p text:style-name="Standard"><text:s text:c="12"/>"pumpsStatus": 0,</text:p>
      <text:p text:style-name="Standard"><text:s text:c="12"/>"louversEnabled": 1,</text:p>
      <text:p text:style-name="Standard"><text:s text:c="12"/>"scenesEnabled": 1,</text:p>
      <text:p text:style-name="Standard"><text:s text:c="12"/>"scenes": null,</text:p>
      <text:p text:style-name="Standard"><text:s text:c="12"/>"ambientsEnabled": 0,</text:p>
      <text:p text:style-name="Standard"><text:s text:c="12"/>"ambients": null,</text:p>
      <text:p text:style-name="Standard"><text:s text:c="12"/>"routinesEnabled": 0,</text:p>
      <text:p text:style-name="Standard"><text:s text:c="12"/>"routines": null</text:p>
      <text:p text:style-name="Standard"><text:s text:c="8"/>},</text:p>
      <text:p text:style-name="Standard"><text:soft-page-break/><text:s text:c="8"/>{</text:p>
      <text:p text:style-name="Standard"><text:s text:c="12"/>"id": 5,</text:p>
      <text:p text:style-name="Standard"><text:s text:c="12"/>"nemo": "Exterior",</text:p>
      <text:p text:style-name="Standard"><text:s text:c="12"/>"icon": "fas fa-lightbulb",</text:p>
      <text:p text:style-name="Standard"><text:s text:c="12"/>"groups": [],</text:p>
      <text:p text:style-name="Standard"><text:s text:c="12"/>"rooms": [</text:p>
      <text:p text:style-name="Standard"><text:s text:c="16"/>{</text:p>
      <text:p text:style-name="Standard"><text:s text:c="20"/>"model": 5,</text:p>
      <text:p text:style-name="Standard"><text:s text:c="20"/>"id": 33,</text:p>
      <text:p text:style-name="Standard"><text:s text:c="20"/>"nemo": "Piscina",</text:p>
      <text:p text:style-name="Standard"><text:s text:c="20"/>"image": "",</text:p>
      <text:p text:style-name="Standard"><text:s text:c="20"/>"lightStatus": null,</text:p>
      <text:p text:style-name="Standard"><text:s text:c="20"/>"intensityEnabled": 0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76,</text:p>
      <text:p text:style-name="Standard"><text:s text:c="28"/>"nemo": "Alumbrado Piscina",</text:p>
      <text:p text:style-name="Standard"><text:s text:c="28"/>"status": 0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oft-page-break/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34,</text:p>
      <text:p text:style-name="Standard"><text:s text:c="20"/>"nemo": "Alumbrado Exterior",</text:p>
      <text:p text:style-name="Standard"><text:s text:c="20"/>"image": "",</text:p>
      <text:p text:style-name="Standard"><text:s text:c="20"/>"lightStatus": 1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74,</text:p>
      <text:p text:style-name="Standard"><text:s text:c="28"/>"nemo": "Led Exterior Estudio",</text:p>
      <text:p text:style-name="Standard"><text:s text:c="28"/>"status": 0,</text:p>
      <text:p text:style-name="Standard"><text:s text:c="28"/>"intensity": 30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77,</text:p>
      <text:p text:style-name="Standard"><text:s text:c="28"/>"nemo": "Alumbrado Fachada Pt 1",</text:p>
      <text:p text:style-name="Standard"><text:s text:c="28"/>"status": 1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78,</text:p>
      <text:p text:style-name="Standard"><text:s text:c="28"/>"nemo": "Alumbrado Jardin",</text:p>
      <text:p text:style-name="Standard"><text:s text:c="28"/>"status": 1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79,</text:p>
      <text:p text:style-name="Standard"><text:s text:c="28"/>"nemo": "Alumbrado Arboles",</text:p>
      <text:p text:style-name="Standard"><text:s text:c="28"/>"status": 1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,</text:p>
      <text:p text:style-name="Standard"><text:s text:c="24"/>{</text:p>
      <text:p text:style-name="Standard"><text:s text:c="28"/>"id": 80,</text:p>
      <text:p text:style-name="Standard"><text:s text:c="28"/>"nemo": "Entrada Coches",</text:p>
      <text:p text:style-name="Standard"><text:s text:c="28"/>"status": 1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oft-page-break/><text:s text:c="24"/>},</text:p>
      <text:p text:style-name="Standard"><text:s text:c="24"/>{</text:p>
      <text:p text:style-name="Standard"><text:s text:c="28"/>"id": 81,</text:p>
      <text:p text:style-name="Standard"><text:s text:c="28"/>"nemo": "Marquesina Calle",</text:p>
      <text:p text:style-name="Standard"><text:s text:c="28"/>"status": 1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{</text:p>
      <text:p text:style-name="Standard"><text:s text:c="24"/>"lights": [</text:p>
      <text:p text:style-name="Standard"><text:s text:c="28"/>{</text:p>
      <text:p text:style-name="Standard"><text:s text:c="32"/>"id": 127,</text:p>
      <text:p text:style-name="Standard"><text:s text:c="32"/>"nemo": "Apagar",</text:p>
      <text:p text:style-name="Standard"><text:s text:c="32"/>"status": 0,</text:p>
      <text:p text:style-name="Standard"><text:s text:c="32"/>"type": 0,</text:p>
      <text:p text:style-name="Standard"><text:s text:c="32"/>"lights": [</text:p>
      <text:p text:style-name="Standard"><text:s text:c="36"/>{</text:p>
      <text:p text:style-name="Standard"><text:s text:c="40"/>"id": "74",</text:p>
      <text:p text:style-name="Standard"><text:s text:c="40"/>"nemo": "Led Exterior Estudio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7",</text:p>
      <text:p text:style-name="Standard"><text:s text:c="40"/>"nemo": "Alumbrado Fachada Pt 1",</text:p>
      <text:p text:style-name="Standard"><text:s text:c="40"/>"status": "0",</text:p>
      <text:p text:style-name="Standard"><text:soft-page-break/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8",</text:p>
      <text:p text:style-name="Standard"><text:s text:c="40"/>"nemo": "Alumbrado Jardin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9",</text:p>
      <text:p text:style-name="Standard"><text:s text:c="40"/>"nemo": "Alumbrado Arboles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0",</text:p>
      <text:p text:style-name="Standard"><text:s text:c="40"/>"nemo": "Entrada Coches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1",</text:p>
      <text:p text:style-name="Standard"><text:s text:c="40"/>"nemo": "Marquesina Calle",</text:p>
      <text:p text:style-name="Standard"><text:s text:c="40"/>"status": "0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8,</text:p>
      <text:p text:style-name="Standard"><text:s text:c="32"/>"nemo": "Maxima",</text:p>
      <text:p text:style-name="Standard"><text:s text:c="32"/>"status": 0,</text:p>
      <text:p text:style-name="Standard"><text:s text:c="32"/>"type": 1,</text:p>
      <text:p text:style-name="Standard"><text:s text:c="32"/>"lights": [</text:p>
      <text:p text:style-name="Standard"><text:s text:c="36"/>{</text:p>
      <text:p text:style-name="Standard"><text:s text:c="40"/>"id": "74",</text:p>
      <text:p text:style-name="Standard"><text:s text:c="40"/>"nemo": "Led Exterior Estudio",</text:p>
      <text:p text:style-name="Standard"><text:s text:c="40"/>"status": "1",</text:p>
      <text:p text:style-name="Standard"><text:s text:c="40"/>"intensity": "10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oft-page-break/><text:s text:c="36"/>{</text:p>
      <text:p text:style-name="Standard"><text:s text:c="40"/>"id": "77",</text:p>
      <text:p text:style-name="Standard"><text:s text:c="40"/>"nemo": "Alumbrado Fachada Pt 1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8",</text:p>
      <text:p text:style-name="Standard"><text:s text:c="40"/>"nemo": "Alumbrado Jardin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9",</text:p>
      <text:p text:style-name="Standard"><text:s text:c="40"/>"nemo": "Alumbrado Arbol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0",</text:p>
      <text:p text:style-name="Standard"><text:s text:c="40"/>"nemo": "Entrada Coch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1",</text:p>
      <text:p text:style-name="Standard"><text:s text:c="40"/>"nemo": "Marquesina Calle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29,</text:p>
      <text:p text:style-name="Standard"><text:s text:c="32"/>"nemo": "Standard",</text:p>
      <text:p text:style-name="Standard"><text:s text:c="32"/>"status": 0,</text:p>
      <text:p text:style-name="Standard"><text:s text:c="32"/>"type": 2,</text:p>
      <text:p text:style-name="Standard"><text:s text:c="32"/>"lights": [</text:p>
      <text:p text:style-name="Standard"><text:s text:c="36"/>{</text:p>
      <text:p text:style-name="Standard"><text:s text:c="40"/>"id": "74",</text:p>
      <text:p text:style-name="Standard"><text:s text:c="40"/>"nemo": "Led Exterior Estudio",</text:p>
      <text:p text:style-name="Standard"><text:s text:c="40"/>"status": "1",</text:p>
      <text:p text:style-name="Standard"><text:soft-page-break/><text:s text:c="40"/>"intensity": "7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7",</text:p>
      <text:p text:style-name="Standard"><text:s text:c="40"/>"nemo": "Alumbrado Fachada Pt 1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8",</text:p>
      <text:p text:style-name="Standard"><text:s text:c="40"/>"nemo": "Alumbrado Jardin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9",</text:p>
      <text:p text:style-name="Standard"><text:s text:c="40"/>"nemo": "Alumbrado Arbol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0",</text:p>
      <text:p text:style-name="Standard"><text:s text:c="40"/>"nemo": "Entrada Coch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1",</text:p>
      <text:p text:style-name="Standard"><text:s text:c="40"/>"nemo": "Marquesina Calle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30,</text:p>
      <text:p text:style-name="Standard"><text:s text:c="32"/>"nemo": "Slow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oft-page-break/><text:s text:c="36"/>{</text:p>
      <text:p text:style-name="Standard"><text:s text:c="40"/>"id": "74",</text:p>
      <text:p text:style-name="Standard"><text:s text:c="40"/>"nemo": "Led Exterior Estudio",</text:p>
      <text:p text:style-name="Standard"><text:s text:c="40"/>"status": "1",</text:p>
      <text:p text:style-name="Standard"><text:s text:c="40"/>"intensity": "5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7",</text:p>
      <text:p text:style-name="Standard"><text:s text:c="40"/>"nemo": "Alumbrado Fachada Pt 1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8",</text:p>
      <text:p text:style-name="Standard"><text:s text:c="40"/>"nemo": "Alumbrado Jardin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9",</text:p>
      <text:p text:style-name="Standard"><text:s text:c="40"/>"nemo": "Alumbrado Arbol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0",</text:p>
      <text:p text:style-name="Standard"><text:s text:c="40"/>"nemo": "Entrada Coch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1",</text:p>
      <text:p text:style-name="Standard"><text:s text:c="40"/>"nemo": "Marquesina Calle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,</text:p>
      <text:p text:style-name="Standard"><text:s text:c="28"/>{</text:p>
      <text:p text:style-name="Standard"><text:s text:c="32"/>"id": 131,</text:p>
      <text:p text:style-name="Standard"><text:soft-page-break/><text:s text:c="32"/>"nemo": "Romantic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74",</text:p>
      <text:p text:style-name="Standard"><text:s text:c="40"/>"nemo": "Led Exterior Estudio",</text:p>
      <text:p text:style-name="Standard"><text:s text:c="40"/>"status": "1",</text:p>
      <text:p text:style-name="Standard"><text:s text:c="40"/>"intensity": "4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7",</text:p>
      <text:p text:style-name="Standard"><text:s text:c="40"/>"nemo": "Alumbrado Fachada Pt 1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8",</text:p>
      <text:p text:style-name="Standard"><text:s text:c="40"/>"nemo": "Alumbrado Jardin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9",</text:p>
      <text:p text:style-name="Standard"><text:s text:c="40"/>"nemo": "Alumbrado Arbol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0",</text:p>
      <text:p text:style-name="Standard"><text:s text:c="40"/>"nemo": "Entrada Coch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1",</text:p>
      <text:p text:style-name="Standard"><text:s text:c="40"/>"nemo": "Marquesina Calle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oft-page-break/><text:s text:c="32"/>]</text:p>
      <text:p text:style-name="Standard"><text:s text:c="28"/>},</text:p>
      <text:p text:style-name="Standard"><text:s text:c="28"/>{</text:p>
      <text:p text:style-name="Standard"><text:s text:c="32"/>"id": 132,</text:p>
      <text:p text:style-name="Standard"><text:s text:c="32"/>"nemo": "Relax",</text:p>
      <text:p text:style-name="Standard"><text:s text:c="32"/>"status": 0,</text:p>
      <text:p text:style-name="Standard"><text:s text:c="32"/>"type": 3,</text:p>
      <text:p text:style-name="Standard"><text:s text:c="32"/>"lights": [</text:p>
      <text:p text:style-name="Standard"><text:s text:c="36"/>{</text:p>
      <text:p text:style-name="Standard"><text:s text:c="40"/>"id": "74",</text:p>
      <text:p text:style-name="Standard"><text:s text:c="40"/>"nemo": "Led Exterior Estudio",</text:p>
      <text:p text:style-name="Standard"><text:s text:c="40"/>"status": "1",</text:p>
      <text:p text:style-name="Standard"><text:s text:c="40"/>"intensity": "30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7",</text:p>
      <text:p text:style-name="Standard"><text:s text:c="40"/>"nemo": "Alumbrado Fachada Pt 1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8",</text:p>
      <text:p text:style-name="Standard"><text:s text:c="40"/>"nemo": "Alumbrado Jardin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79",</text:p>
      <text:p text:style-name="Standard"><text:s text:c="40"/>"nemo": "Alumbrado Arbol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0",</text:p>
      <text:p text:style-name="Standard"><text:s text:c="40"/>"nemo": "Entrada Coches",</text:p>
      <text:p text:style-name="Standard"><text:s text:c="40"/>"status": "1",</text:p>
      <text:p text:style-name="Standard"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,</text:p>
      <text:p text:style-name="Standard"><text:s text:c="36"/>{</text:p>
      <text:p text:style-name="Standard"><text:s text:c="40"/>"id": "81",</text:p>
      <text:p text:style-name="Standard"><text:s text:c="40"/>"nemo": "Marquesina Calle",</text:p>
      <text:p text:style-name="Standard"><text:s text:c="40"/>"status": "1",</text:p>
      <text:p text:style-name="Standard"><text:soft-page-break/><text:s text:c="40"/>"intensity": "-1",</text:p>
      <text:p text:style-name="Standard"><text:s text:c="40"/>"color": null,</text:p>
      <text:p text:style-name="Standard"><text:s text:c="40"/>"temperature": "-1"</text:p>
      <text:p text:style-name="Standard"><text:s text:c="36"/>}</text:p>
      <text:p text:style-name="Standard"><text:s text:c="32"/>]</text:p>
      <text:p text:style-name="Standard"><text:s text:c="28"/>}</text:p>
      <text:p text:style-name="Standard"><text:s text:c="24"/>],</text:p>
      <text:p text:style-name="Standard"><text:s text:c="24"/>"climate": null,</text:p>
      <text:p text:style-name="Standard"><text:s text:c="24"/>"blinds": null,</text:p>
      <text:p text:style-name="Standard"><text:s text:c="24"/>"iot": null,</text:p>
      <text:p text:style-name="Standard"><text:s text:c="24"/>"louvers": null,</text:p>
      <text:p text:style-name="Standard"><text:s text:c="24"/>"fancoils": null</text:p>
      <text:p text:style-name="Standard"><text:s text:c="20"/>}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3,</text:p>
      <text:p text:style-name="Standard"><text:s text:c="20"/>"id": 35,</text:p>
      <text:p text:style-name="Standard"><text:s text:c="20"/>"nemo": "Riego",</text:p>
      <text:p text:style-name="Standard"><text:s text:c="20"/>"image": "",</text:p>
      <text:p text:style-name="Standard"><text:s text:c="20"/>"lightStatus": null,</text:p>
      <text:p text:style-name="Standard"><text:s text:c="20"/>"intensityEnabled": 0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null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oft-page-break/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7,</text:p>
      <text:p text:style-name="Standard"><text:s text:c="20"/>"id": 41,</text:p>
      <text:p text:style-name="Standard"><text:s text:c="20"/>"nemo": "Fuente Entrada",</text:p>
      <text:p text:style-name="Standard"><text:s text:c="20"/>"image": "",</text:p>
      <text:p text:style-name="Standard"><text:s text:c="20"/>"lightStatus": 1,</text:p>
      <text:p text:style-name="Standard"><text:s text:c="20"/>"intensityEnabled": 0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82,</text:p>
      <text:p text:style-name="Standard"><text:s text:c="28"/>"nemo": "Fuente Entrada",</text:p>
      <text:p text:style-name="Standard"><text:s text:c="28"/>"status": 1,</text:p>
      <text:p text:style-name="Standard"><text:s text:c="28"/>"intensity": -1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[</text:p>
      <text:p text:style-name="Standard"><text:s text:c="24"/>{</text:p>
      <text:p text:style-name="Standard"><text:s text:c="28"/>"id": 1,</text:p>
      <text:p text:style-name="Standard"><text:s text:c="28"/>"nemo": "Bomba Fuente entrada",</text:p>
      <text:p text:style-name="Standard"><text:s text:c="28"/>"status": 0</text:p>
      <text:p text:style-name="Standard"><text:s text:c="24"/>}</text:p>
      <text:p text:style-name="Standard"><text:s text:c="20"/>]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oft-page-break/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</text:p>
      <text:p text:style-name="Standard"><text:s text:c="12"/>],</text:p>
      <text:p text:style-name="Standard"><text:s text:c="12"/>"lightsStatus": 1,</text:p>
      <text:p text:style-name="Standard"><text:s text:c="12"/>"lightsEnabled": 1,</text:p>
      <text:p text:style-name="Standard"><text:s text:c="12"/>"intensityEnabled": 1,</text:p>
      <text:p text:style-name="Standard"><text:s text:c="12"/>"colorEnabled": 1,</text:p>
      <text:p text:style-name="Standard"><text:s text:c="12"/>"temperatureEnabled": 0,</text:p>
      <text:p text:style-name="Standard"><text:s text:c="12"/>"climateEnabled": 1,</text:p>
      <text:p text:style-name="Standard"><text:s text:c="12"/>"climateStatus": 0,</text:p>
      <text:p text:style-name="Standard"><text:s text:c="12"/>"blindsEnabled": 0,</text:p>
      <text:p text:style-name="Standard"><text:s text:c="12"/>"iotEnabled": 0,</text:p>
      <text:p text:style-name="Standard"><text:s text:c="12"/>"iotStatus": 0,</text:p>
      <text:p text:style-name="Standard"><text:s text:c="12"/>"pumpsEnabled": 1,</text:p>
      <text:p text:style-name="Standard"><text:s text:c="12"/>"pumpsStatus": 0,</text:p>
      <text:p text:style-name="Standard"><text:s text:c="12"/>"louversEnabled": 1,</text:p>
      <text:p text:style-name="Standard"><text:s text:c="12"/>"scenesEnabled": 1,</text:p>
      <text:p text:style-name="Standard"><text:s text:c="12"/>"scenes": null,</text:p>
      <text:p text:style-name="Standard"><text:s text:c="12"/>"ambientsEnabled": 0,</text:p>
      <text:p text:style-name="Standard"><text:s text:c="12"/>"ambients": null,</text:p>
      <text:p text:style-name="Standard"><text:s text:c="12"/>"routinesEnabled": 0,</text:p>
      <text:p text:style-name="Standard"><text:s text:c="12"/>"routines": null</text:p>
      <text:p text:style-name="Standard"><text:s text:c="8"/>},</text:p>
      <text:p text:style-name="Standard"><text:s text:c="8"/>{</text:p>
      <text:p text:style-name="Standard"><text:s text:c="12"/>"id": 6,</text:p>
      <text:p text:style-name="Standard"><text:s text:c="12"/>"nemo": "Escaleras",</text:p>
      <text:p text:style-name="Standard"><text:s text:c="12"/>"icon": "fas fa-tint",</text:p>
      <text:p text:style-name="Standard"><text:s text:c="12"/>"groups": [],</text:p>
      <text:p text:style-name="Standard"><text:s text:c="12"/>"rooms": [</text:p>
      <text:p text:style-name="Standard"><text:s text:c="16"/>{</text:p>
      <text:p text:style-name="Standard"><text:s text:c="20"/>"model": 2,</text:p>
      <text:p text:style-name="Standard"><text:s text:c="20"/>"id": 36,</text:p>
      <text:p text:style-name="Standard"><text:s text:c="20"/>"nemo": "Escaleras Pt 1",</text:p>
      <text:p text:style-name="Standard"><text:s text:c="20"/>"image": "",</text:p>
      <text:p text:style-name="Standard"><text:s text:c="20"/>"lightStatus": 1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23,</text:p>
      <text:p text:style-name="Standard"><text:s text:c="28"/>"nemo": "Led Peldaños Escaleras Planta Primera",</text:p>
      <text:p text:style-name="Standard"><text:s text:c="28"/>"status": 1,</text:p>
      <text:p text:style-name="Standard"><text:s text:c="28"/>"intensity": 54,</text:p>
      <text:p text:style-name="Standard"><text:s text:c="28"/>"color": null,</text:p>
      <text:p text:style-name="Standard"><text:s text:c="28"/>"temperature": -1</text:p>
      <text:p text:style-name="Standard"><text:soft-page-break/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37,</text:p>
      <text:p text:style-name="Standard"><text:s text:c="20"/>"nemo": "Escaleras Pt Sotano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41,</text:p>
      <text:p text:style-name="Standard"><text:s text:c="28"/>"nemo": "Focos Techo Escalera Pt Sotan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oft-page-break/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,</text:p>
      <text:p text:style-name="Standard"><text:s text:c="16"/>{</text:p>
      <text:p text:style-name="Standard"><text:s text:c="20"/>"model": 2,</text:p>
      <text:p text:style-name="Standard"><text:s text:c="20"/>"id": 40,</text:p>
      <text:p text:style-name="Standard"><text:s text:c="20"/>"nemo": "Escalera Exterior Sotano",</text:p>
      <text:p text:style-name="Standard"><text:s text:c="20"/>"image": "",</text:p>
      <text:p text:style-name="Standard"><text:s text:c="20"/>"lightStatus": null,</text:p>
      <text:p text:style-name="Standard"><text:s text:c="20"/>"intensityEnabled": 1,</text:p>
      <text:p text:style-name="Standard"><text:s text:c="20"/>"colorEnabled": 0,</text:p>
      <text:p text:style-name="Standard"><text:s text:c="20"/>"temperatureEnabled": 0,</text:p>
      <text:p text:style-name="Standard"><text:s text:c="20"/>"lightsMode": null,</text:p>
      <text:p text:style-name="Standard"><text:s text:c="20"/>"lights": [</text:p>
      <text:p text:style-name="Standard"><text:s text:c="24"/>{</text:p>
      <text:p text:style-name="Standard"><text:s text:c="28"/>"id": 65,</text:p>
      <text:p text:style-name="Standard"><text:s text:c="28"/>"nemo": "Focos Techo",</text:p>
      <text:p text:style-name="Standard"><text:s text:c="28"/>"status": 0,</text:p>
      <text:p text:style-name="Standard"><text:s text:c="28"/>"intensity": 100,</text:p>
      <text:p text:style-name="Standard"><text:s text:c="28"/>"color": null,</text:p>
      <text:p text:style-name="Standard"><text:s text:c="28"/>"temperature": -1</text:p>
      <text:p text:style-name="Standard"><text:s text:c="24"/>}</text:p>
      <text:p text:style-name="Standard"><text:s text:c="20"/>],</text:p>
      <text:p text:style-name="Standard"><text:s text:c="20"/>"climate": null,</text:p>
      <text:p text:style-name="Standard"><text:s text:c="20"/>"climateStatus": null,</text:p>
      <text:p text:style-name="Standard"><text:s text:c="20"/>"temperature": null,</text:p>
      <text:p text:style-name="Standard"><text:s text:c="20"/>"humidity": null,</text:p>
      <text:p text:style-name="Standard"><text:s text:c="20"/>"co2": null,</text:p>
      <text:p text:style-name="Standard"><text:s text:c="20"/>"value": null,</text:p>
      <text:p text:style-name="Standard"><text:soft-page-break/><text:s text:c="20"/>"fancoilStatus": null,</text:p>
      <text:p text:style-name="Standard"><text:s text:c="20"/>"fancoil": null,</text:p>
      <text:p text:style-name="Standard"><text:s text:c="20"/>"iotStatus": null,</text:p>
      <text:p text:style-name="Standard"><text:s text:c="20"/>"iot": null,</text:p>
      <text:p text:style-name="Standard"><text:s text:c="20"/>"pumpStatus": null,</text:p>
      <text:p text:style-name="Standard"><text:s text:c="20"/>"pumps": null,</text:p>
      <text:p text:style-name="Standard"><text:s text:c="20"/>"blindStatus": null,</text:p>
      <text:p text:style-name="Standard"><text:s text:c="20"/>"blinds": null,</text:p>
      <text:p text:style-name="Standard"><text:s text:c="20"/>"louverStatus": null,</text:p>
      <text:p text:style-name="Standard"><text:s text:c="20"/>"louvers": null,</text:p>
      <text:p text:style-name="Standard"><text:s text:c="20"/>"multimediaStatus": 1,</text:p>
      <text:p text:style-name="Standard"><text:s text:c="20"/>"multimedia": null,</text:p>
      <text:p text:style-name="Standard"><text:s text:c="20"/>"depuration": null,</text:p>
      <text:p text:style-name="Standard"><text:s text:c="20"/>"pool": [],</text:p>
      <text:p text:style-name="Standard"><text:s text:c="20"/>"programmingEnabled": "0",</text:p>
      <text:p text:style-name="Standard"><text:s text:c="20"/>"scenesEnabled": 1,</text:p>
      <text:p text:style-name="Standard"><text:s text:c="20"/>"scenes": null,</text:p>
      <text:p text:style-name="Standard"><text:s text:c="20"/>"ambientsEnabled": 0,</text:p>
      <text:p text:style-name="Standard"><text:s text:c="20"/>"ambients": null,</text:p>
      <text:p text:style-name="Standard"><text:s text:c="20"/>"routinesEnabled": 0,</text:p>
      <text:p text:style-name="Standard"><text:s text:c="20"/>"routines": null</text:p>
      <text:p text:style-name="Standard"><text:s text:c="16"/>}</text:p>
      <text:p text:style-name="Standard"><text:s text:c="12"/>],</text:p>
      <text:p text:style-name="Standard"><text:s text:c="12"/>"lightsStatus": 1,</text:p>
      <text:p text:style-name="Standard"><text:s text:c="12"/>"lightsEnabled": 1,</text:p>
      <text:p text:style-name="Standard"><text:s text:c="12"/>"intensityEnabled": 1,</text:p>
      <text:p text:style-name="Standard"><text:s text:c="12"/>"colorEnabled": 1,</text:p>
      <text:p text:style-name="Standard"><text:s text:c="12"/>"temperatureEnabled": 0,</text:p>
      <text:p text:style-name="Standard"><text:s text:c="12"/>"climateEnabled": 1,</text:p>
      <text:p text:style-name="Standard"><text:s text:c="12"/>"climateStatus": 0,</text:p>
      <text:p text:style-name="Standard"><text:s text:c="12"/>"blindsEnabled": 0,</text:p>
      <text:p text:style-name="Standard"><text:s text:c="12"/>"iotEnabled": 0,</text:p>
      <text:p text:style-name="Standard"><text:s text:c="12"/>"iotStatus": 0,</text:p>
      <text:p text:style-name="Standard"><text:s text:c="12"/>"pumpsEnabled": 1,</text:p>
      <text:p text:style-name="Standard"><text:s text:c="12"/>"pumpsStatus": 0,</text:p>
      <text:p text:style-name="Standard"><text:s text:c="12"/>"louversEnabled": 1,</text:p>
      <text:p text:style-name="Standard"><text:s text:c="12"/>"scenesEnabled": 1,</text:p>
      <text:p text:style-name="Standard"><text:s text:c="12"/>"scenes": null,</text:p>
      <text:p text:style-name="Standard"><text:s text:c="12"/>"ambientsEnabled": 0,</text:p>
      <text:p text:style-name="Standard"><text:s text:c="12"/>"ambients": null,</text:p>
      <text:p text:style-name="Standard"><text:s text:c="12"/>"routinesEnabled": 0,</text:p>
      <text:p text:style-name="Standard"><text:s text:c="12"/>"routines": null</text:p>
      <text:p text:style-name="Standard"><text:s text:c="8"/>}</text:p>
      <text:p text:style-name="Standard"><text:s text:c="4"/>],</text:p>
      <text:p text:style-name="Standard"><text:s text:c="4"/>"rooms": null,</text:p>
      <text:p text:style-name="Standard"><text:s text:c="4"/>"lightsStatus": 1,</text:p>
      <text:p text:style-name="Standard"><text:s text:c="4"/>"lightsEnabled": 1,</text:p>
      <text:p text:style-name="Standard"><text:s text:c="4"/>"intensityEnabled": 1,</text:p>
      <text:p text:style-name="Standard"><text:s text:c="4"/>"colorEnabled": 1,</text:p>
      <text:p text:style-name="Standard"><text:s text:c="4"/>"temperatureEnabled": 0,</text:p>
      <text:p text:style-name="Standard"><text:s text:c="4"/>"climateEnabled": 1,</text:p>
      <text:p text:style-name="Standard"><text:s text:c="4"/>"climateStatus": 0,</text:p>
      <text:p text:style-name="Standard"><text:soft-page-break/><text:s text:c="4"/>"blindsEnabled": 0,</text:p>
      <text:p text:style-name="Standard"><text:s text:c="4"/>"iotEnabled": 0,</text:p>
      <text:p text:style-name="Standard"><text:s text:c="4"/>"iotStatus": 0,</text:p>
      <text:p text:style-name="Standard"><text:s text:c="4"/>"pumpsEnabled": 1,</text:p>
      <text:p text:style-name="Standard"><text:s text:c="4"/>"pumpsStatus": 0,</text:p>
      <text:p text:style-name="Standard"><text:s text:c="4"/>"louversEnabled": 1,</text:p>
      <text:p text:style-name="Standard"><text:s text:c="4"/>"scenesEnabled": 1,</text:p>
      <text:p text:style-name="Standard"><text:s text:c="4"/>"scenes": null,</text:p>
      <text:p text:style-name="Standard"><text:s text:c="4"/>"ambientsEnabled": 0,</text:p>
      <text:p text:style-name="Standard"><text:s text:c="4"/>"ambients": null,</text:p>
      <text:p text:style-name="Standard"><text:s text:c="4"/>"routinesEnabled": 0,</text:p>
      <text:p text:style-name="Standard"><text:s text:c="4"/>"routines": null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5:51:23.594612554</meta:creation-date>
    <dc:date>2023-07-14T15:51:37.451463408</dc:date>
    <meta:editing-duration>PT14S</meta:editing-duration>
    <meta:editing-cycles>1</meta:editing-cycles>
    <meta:document-statistic meta:table-count="0" meta:image-count="0" meta:object-count="0" meta:page-count="137" meta:paragraph-count="7085" meta:word-count="13407" meta:character-count="332117" meta:non-whitespace-character-count="85487"/>
    <meta:generator>LibreOffice/7.3.7.2$Linux_X86_64 LibreOffice_project/30$Build-2</meta:generator>
  </office:meta>
</office:document-meta>
</file>